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28in"/>
    </style:style>
    <style:style style:name="co2" style:family="table-column">
      <style:table-column-properties fo:break-before="auto" style:column-width="0.89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0.7744in"/>
    </style:style>
    <style:style style:name="co7" style:family="table-column">
      <style:table-column-properties fo:break-before="auto" style:column-width="0.7252in"/>
    </style:style>
    <style:style style:name="co8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8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b41d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 fo:hyphenate="true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24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7"/>
        <table:table-column table:style-name="co3" table:default-cell-style-name="ce11"/>
        <table:table-column table:style-name="co5" table:default-cell-style-name="Default"/>
        <table:table-column table:style-name="co4" table:default-cell-style-name="ce11"/>
        <table:table-column table:style-name="co6" table:default-cell-style-name="ce7"/>
        <table:table-column table:style-name="co4" table:default-cell-style-name="ce11"/>
        <table:table-column table:style-name="co7" table:default-cell-style-name="ce11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HW measurements, iDynTree for identification</text:p>
          </table:table-cell>
          <table:covered-table-cell table:number-columns-repeated="2" table:style-name="Default"/>
          <table:covered-table-cell table:number-columns-repeated="2" table:style-name="ce13"/>
          <table:table-cell table:style-name="ce3" table:number-columns-repeated="2"/>
          <table:table-cell table:style-name="ce14" table:number-columns-spanned="2" table:number-rows-spanned="1"/>
          <table:covered-table-cell table:style-name="Default"/>
          <table:table-cell table:style-name="Default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CAD</text:p>
          </table:table-cell>
          <table:table-cell table:style-name="ce5" office:value-type="string" calcext:value-type="string">
            <text:p>standard by identifying base params first</text:p>
          </table:table-cell>
          <table:table-cell table:style-name="ce9" office:value-type="string" calcext:value-type="string">
            <text:p>diff</text:p>
          </table:table-cell>
          <table:table-cell table:style-name="ce5" office:value-type="string" calcext:value-type="string">
            <text:p>using a priori, standard with base first</text:p>
          </table:table-cell>
          <table:table-cell table:style-name="ce9" office:value-type="string" calcext:value-type="string">
            <text:p>diff</text:p>
          </table:table-cell>
          <table:table-cell table:style-name="ce5" office:value-type="string" calcext:value-type="string">
            <text:p>standard directly, 18 essential, essential weighting</text:p>
          </table:table-cell>
          <table:table-cell table:style-name="ce9" office:value-type="string" calcext:value-type="string">
            <text:p>diff</text:p>
          </table:table-cell>
          <table:table-cell table:style-name="ce5" office:value-type="string" calcext:value-type="string">
            <text:p>standard directly, 18 essential, CAD weighting</text:p>
          </table:table-cell>
          <table:table-cell table:style-name="ce9" office:value-type="string" calcext:value-type="string">
            <text:p>diff</text:p>
          </table:table-cell>
          <table:table-cell table:style-name="ce5"/>
          <table:table-cell table:style-name="ce9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1" office:value-type="string" calcext:value-type="string">
            <text:p># 0: mass of link lwr_base_link <text:s text:c="8"/></text:p>
          </table:table-cell>
          <table:table-cell table:style-name="ce4" office:value-type="float" office:value="1.6" calcext:value-type="float">
            <text:p>1.60000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C4]-[.B4]" office:value-type="float" office:value="-1.6" calcext:value-type="float">
            <text:p>-1.600000</text:p>
          </table:table-cell>
          <table:table-cell table:style-name="ce4" office:value-type="float" office:value="1.6" calcext:value-type="float">
            <text:p>1.600000</text:p>
          </table:table-cell>
          <table:table-cell table:style-name="ce10" table:formula="of:=[.E4]-[.B4]" office:value-type="float" office:value="0" calcext:value-type="float">
            <text:p>0.000000</text:p>
          </table:table-cell>
          <table:table-cell table:style-name="ce4" office:value-type="float" office:value="1.6" calcext:value-type="float">
            <text:p>1.600000</text:p>
          </table:table-cell>
          <table:table-cell table:style-name="ce10" table:formula="of:=[.G4]-[.B4]" office:value-type="float" office:value="0" calcext:value-type="float">
            <text:p>0.000000</text:p>
          </table:table-cell>
          <table:table-cell table:style-name="ce4" office:value-type="float" office:value="1.6" calcext:value-type="float">
            <text:p>1.600000</text:p>
          </table:table-cell>
          <table:table-cell table:style-name="ce10" table:formula="of:=[.I4]-[.B4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1: x component of center of mass of link lwr_base_link</text:p>
          </table:table-cell>
          <table:table-cell table:number-columns-repeated="2" table:style-name="ce4" office:value-type="float" office:value="0" calcext:value-type="float">
            <text:p>0.000000</text:p>
          </table:table-cell>
          <table:table-cell table:style-name="ce10" table:formula="of:=[.C5]-[.B5]" office:value-type="float" office:value="-0" calcext:value-type="float">
            <text:p>0.00000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E5]-[.B5]" office:value-type="float" office:value="-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5]-[.B5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5]-[.B5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2: y component of center of mass of link lwr_base_link</text:p>
          </table:table-cell>
          <table:table-cell table:number-columns-repeated="2" table:style-name="ce4" office:value-type="float" office:value="0" calcext:value-type="float">
            <text:p>0.000000</text:p>
          </table:table-cell>
          <table:table-cell table:style-name="ce10" table:formula="of:=[.C6]-[.B6]" office:value-type="float" office:value="-0" calcext:value-type="float">
            <text:p>0.00000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E6]-[.B6]" office:value-type="float" office:value="-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6]-[.B6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6]-[.B6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3: z component of center of mass of link lwr_base_link</text:p>
          </table:table-cell>
          <table:table-cell table:style-name="ce4" office:value-type="float" office:value="0.088" calcext:value-type="float">
            <text:p>0.08800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C7]-[.B7]" office:value-type="float" office:value="-0.088" calcext:value-type="float">
            <text:p>-0.088000</text:p>
          </table:table-cell>
          <table:table-cell table:style-name="ce4" office:value-type="float" office:value="0.088" calcext:value-type="float">
            <text:p>0.088000</text:p>
          </table:table-cell>
          <table:table-cell table:style-name="ce10" table:formula="of:=[.E7]-[.B7]" office:value-type="float" office:value="0" calcext:value-type="float">
            <text:p>0.000000</text:p>
          </table:table-cell>
          <table:table-cell table:style-name="ce4" office:value-type="float" office:value="0.088" calcext:value-type="float">
            <text:p>0.088000</text:p>
          </table:table-cell>
          <table:table-cell table:style-name="ce10" table:formula="of:=[.G7]-[.B7]" office:value-type="float" office:value="0" calcext:value-type="float">
            <text:p>0.000000</text:p>
          </table:table-cell>
          <table:table-cell table:style-name="ce4" office:value-type="float" office:value="0.088" calcext:value-type="float">
            <text:p>0.088000</text:p>
          </table:table-cell>
          <table:table-cell table:style-name="ce10" table:formula="of:=[.I7]-[.B7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4: xx component of inertia matrix of link lwr_base_lin</text:p>
          </table:table-cell>
          <table:table-cell table:style-name="ce4" office:value-type="float" office:value="0.00789333" calcext:value-type="float">
            <text:p>0.007893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C8]-[.B8]" office:value-type="float" office:value="-0.00789333" calcext:value-type="float">
            <text:p>-0.007893</text:p>
          </table:table-cell>
          <table:table-cell table:style-name="ce4" office:value-type="float" office:value="0.00789333" calcext:value-type="float">
            <text:p>0.007893</text:p>
          </table:table-cell>
          <table:table-cell table:style-name="ce10" table:formula="of:=[.E8]-[.B8]" office:value-type="float" office:value="0" calcext:value-type="float">
            <text:p>0.000000</text:p>
          </table:table-cell>
          <table:table-cell table:style-name="ce4" office:value-type="float" office:value="0.00789333" calcext:value-type="float">
            <text:p>0.007893</text:p>
          </table:table-cell>
          <table:table-cell table:style-name="ce10" table:formula="of:=[.G8]-[.B8]" office:value-type="float" office:value="0" calcext:value-type="float">
            <text:p>0.000000</text:p>
          </table:table-cell>
          <table:table-cell table:style-name="ce4" office:value-type="float" office:value="0.00789333" calcext:value-type="float">
            <text:p>0.007893</text:p>
          </table:table-cell>
          <table:table-cell table:style-name="ce10" table:formula="of:=[.I8]-[.B8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5: xy component of inertia matrix of link lwr_base_lin</text:p>
          </table:table-cell>
          <table:table-cell table:number-columns-repeated="2" table:style-name="ce4" office:value-type="float" office:value="0" calcext:value-type="float">
            <text:p>0.000000</text:p>
          </table:table-cell>
          <table:table-cell table:style-name="ce10" table:formula="of:=[.C9]-[.B9]" office:value-type="float" office:value="0" calcext:value-type="float">
            <text:p>0.00000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E9]-[.B9]" office:value-type="float" office:value="-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9]-[.B9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9]-[.B9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6: xz component of inertia matrix of link lwr_base_lin</text:p>
          </table:table-cell>
          <table:table-cell table:number-columns-repeated="2" table:style-name="ce4" office:value-type="float" office:value="0" calcext:value-type="float">
            <text:p>0.000000</text:p>
          </table:table-cell>
          <table:table-cell table:style-name="ce10" table:formula="of:=[.C10]-[.B10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E10]-[.B10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10]-[.B10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10]-[.B10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7: yy component of inertia matrix of link lwr_base_lin</text:p>
          </table:table-cell>
          <table:table-cell table:style-name="ce4" office:value-type="float" office:value="0.00772" calcext:value-type="float">
            <text:p>0.00772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C11]-[.B11]" office:value-type="float" office:value="-0.00772" calcext:value-type="float">
            <text:p>-0.007720</text:p>
          </table:table-cell>
          <table:table-cell table:style-name="ce4" office:value-type="float" office:value="0.00772" calcext:value-type="float">
            <text:p>0.007720</text:p>
          </table:table-cell>
          <table:table-cell table:style-name="ce10" table:formula="of:=[.E11]-[.B11]" office:value-type="float" office:value="0" calcext:value-type="float">
            <text:p>0.000000</text:p>
          </table:table-cell>
          <table:table-cell table:style-name="ce4" office:value-type="float" office:value="0.00772" calcext:value-type="float">
            <text:p>0.007720</text:p>
          </table:table-cell>
          <table:table-cell table:style-name="ce10" table:formula="of:=[.G11]-[.B11]" office:value-type="float" office:value="0" calcext:value-type="float">
            <text:p>0.000000</text:p>
          </table:table-cell>
          <table:table-cell table:style-name="ce4" office:value-type="float" office:value="0.00772" calcext:value-type="float">
            <text:p>0.007720</text:p>
          </table:table-cell>
          <table:table-cell table:style-name="ce10" table:formula="of:=[.I11]-[.B11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8: yz component of inertia matrix of link lwr_base_lin</text:p>
          </table:table-cell>
          <table:table-cell table:number-columns-repeated="2" table:style-name="ce4" office:value-type="float" office:value="0" calcext:value-type="float">
            <text:p>0.000000</text:p>
          </table:table-cell>
          <table:table-cell table:style-name="ce10" table:formula="of:=[.C12]-[.B12]" office:value-type="float" office:value="-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E12]-[.B12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12]-[.B12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12]-[.B12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9: zz component of inertia matrix of link lwr_base_lin</text:p>
          </table:table-cell>
          <table:table-cell table:style-name="ce4" office:value-type="float" office:value="0.00305333" calcext:value-type="float">
            <text:p>0.003053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C13]-[.B13]" office:value-type="float" office:value="-0.00305333" calcext:value-type="float">
            <text:p>-0.003053</text:p>
          </table:table-cell>
          <table:table-cell table:style-name="ce4" office:value-type="float" office:value="0.00305333" calcext:value-type="float">
            <text:p>0.003053</text:p>
          </table:table-cell>
          <table:table-cell table:style-name="ce10" table:formula="of:=[.E13]-[.B13]" office:value-type="float" office:value="0" calcext:value-type="float">
            <text:p>0.000000</text:p>
          </table:table-cell>
          <table:table-cell table:style-name="ce4" office:value-type="float" office:value="0.00305333" calcext:value-type="float">
            <text:p>0.003053</text:p>
          </table:table-cell>
          <table:table-cell table:style-name="ce10" table:formula="of:=[.G13]-[.B13]" office:value-type="float" office:value="0" calcext:value-type="float">
            <text:p>0.000000</text:p>
          </table:table-cell>
          <table:table-cell table:style-name="ce4" office:value-type="float" office:value="0.00305333" calcext:value-type="float">
            <text:p>0.003053</text:p>
          </table:table-cell>
          <table:table-cell table:style-name="ce10" table:formula="of:=[.I13]-[.B13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1" office:value-type="string" calcext:value-type="string">
            <text:p># 10: mass of link lwr_1_link <text:s text:c="10"/>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C14]-[.B14]" office:value-type="float" office:value="-2.7" calcext:value-type="float">
            <text:p>-2.700000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10" table:formula="of:=[.E14]-[.B14]" office:value-type="float" office:value="0" calcext:value-type="float">
            <text:p>0.000000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10" table:formula="of:=[.G14]-[.B14]" office:value-type="float" office:value="0" calcext:value-type="float">
            <text:p>0.000000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10" table:formula="of:=[.I14]-[.B14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11: x component of center of mass of link lwr_1_link</text:p>
          </table:table-cell>
          <table:table-cell table:number-columns-repeated="2" table:style-name="ce4" office:value-type="float" office:value="0" calcext:value-type="float">
            <text:p>0.000000</text:p>
          </table:table-cell>
          <table:table-cell table:style-name="ce10" table:formula="of:=[.C15]-[.B15]" office:value-type="float" office:value="-0" calcext:value-type="float">
            <text:p>0.00000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E15]-[.B15]" office:value-type="float" office:value="-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15]-[.B15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15]-[.B15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12: y component of center of mass of link lwr_1_link</text:p>
          </table:table-cell>
          <table:table-cell table:style-name="ce4" office:value-type="float" office:value="-0.162" calcext:value-type="float">
            <text:p>-0.16200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C16]-[.B16]" office:value-type="float" office:value="0.162" calcext:value-type="float">
            <text:p>0.162000</text:p>
          </table:table-cell>
          <table:table-cell table:style-name="ce4" office:value-type="float" office:value="-0.162" calcext:value-type="float">
            <text:p>-0.162000</text:p>
          </table:table-cell>
          <table:table-cell table:style-name="ce10" table:formula="of:=[.E16]-[.B16]" office:value-type="float" office:value="0" calcext:value-type="float">
            <text:p>0.000000</text:p>
          </table:table-cell>
          <table:table-cell table:style-name="ce4" office:value-type="float" office:value="-0.162" calcext:value-type="float">
            <text:p>-0.162000</text:p>
          </table:table-cell>
          <table:table-cell table:style-name="ce10" table:formula="of:=[.G16]-[.B16]" office:value-type="float" office:value="0" calcext:value-type="float">
            <text:p>0.000000</text:p>
          </table:table-cell>
          <table:table-cell table:style-name="ce4" office:value-type="float" office:value="-0.162" calcext:value-type="float">
            <text:p>-0.162000</text:p>
          </table:table-cell>
          <table:table-cell table:style-name="ce10" table:formula="of:=[.I16]-[.B16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13: z component of center of mass of link lwr_1_link</text:p>
          </table:table-cell>
          <table:table-cell table:style-name="ce4" office:value-type="float" office:value="0.351" calcext:value-type="float">
            <text:p>0.351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C17]-[.B17]" office:value-type="float" office:value="-0.351" calcext:value-type="float">
            <text:p>-0.351000</text:p>
          </table:table-cell>
          <table:table-cell table:style-name="ce4" office:value-type="float" office:value="0.351" calcext:value-type="float">
            <text:p>0.351000</text:p>
          </table:table-cell>
          <table:table-cell table:style-name="ce10" table:formula="of:=[.E17]-[.B17]" office:value-type="float" office:value="0" calcext:value-type="float">
            <text:p>0.000000</text:p>
          </table:table-cell>
          <table:table-cell table:style-name="ce4" office:value-type="float" office:value="0.351" calcext:value-type="float">
            <text:p>0.351000</text:p>
          </table:table-cell>
          <table:table-cell table:style-name="ce10" table:formula="of:=[.G17]-[.B17]" office:value-type="float" office:value="0" calcext:value-type="float">
            <text:p>0.000000</text:p>
          </table:table-cell>
          <table:table-cell table:style-name="ce4" office:value-type="float" office:value="0.351" calcext:value-type="float">
            <text:p>0.351000</text:p>
          </table:table-cell>
          <table:table-cell table:style-name="ce10" table:formula="of:=[.I17]-[.B17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14: xx component of inertia matrix of link lwr_1_link</text:p>
          </table:table-cell>
          <table:table-cell table:style-name="ce4" office:value-type="float" office:value="0.0738" calcext:value-type="float">
            <text:p>0.07380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C18]-[.B18]" office:value-type="float" office:value="-0.0738" calcext:value-type="float">
            <text:p>-0.073800</text:p>
          </table:table-cell>
          <table:table-cell table:style-name="ce4" office:value-type="float" office:value="0.0738" calcext:value-type="float">
            <text:p>0.073800</text:p>
          </table:table-cell>
          <table:table-cell table:style-name="ce10" table:formula="of:=[.E18]-[.B18]" office:value-type="float" office:value="0" calcext:value-type="float">
            <text:p>0.000000</text:p>
          </table:table-cell>
          <table:table-cell table:style-name="ce4" office:value-type="float" office:value="0.0738" calcext:value-type="float">
            <text:p>0.073800</text:p>
          </table:table-cell>
          <table:table-cell table:style-name="ce10" table:formula="of:=[.G18]-[.B18]" office:value-type="float" office:value="0" calcext:value-type="float">
            <text:p>0.000000</text:p>
          </table:table-cell>
          <table:table-cell table:style-name="ce4" office:value-type="float" office:value="0.0738" calcext:value-type="float">
            <text:p>0.073800</text:p>
          </table:table-cell>
          <table:table-cell table:style-name="ce10" table:formula="of:=[.I18]-[.B18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15: xy component of inertia matrix of link lwr_1_link</text:p>
          </table:table-cell>
          <table:table-cell table:number-columns-repeated="2" table:style-name="ce4" office:value-type="float" office:value="0" calcext:value-type="float">
            <text:p>0.000000</text:p>
          </table:table-cell>
          <table:table-cell table:style-name="ce10" table:formula="of:=[.C19]-[.B19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E19]-[.B19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19]-[.B19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19]-[.B19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16: xz component of inertia matrix of link lwr_1_link</text:p>
          </table:table-cell>
          <table:table-cell table:number-columns-repeated="2" table:style-name="ce4" office:value-type="float" office:value="0" calcext:value-type="float">
            <text:p>0.000000</text:p>
          </table:table-cell>
          <table:table-cell table:style-name="ce10" table:formula="of:=[.C20]-[.B20]" office:value-type="float" office:value="-0" calcext:value-type="float">
            <text:p>0.00000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E20]-[.B20]" office:value-type="float" office:value="-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20]-[.B20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20]-[.B20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17: yy component of inertia matrix of link lwr_1_link</text:p>
          </table:table-cell>
          <table:table-cell table:style-name="ce4" office:value-type="float" office:value="0.04968" calcext:value-type="float">
            <text:p>0.04968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C21]-[.B21]" office:value-type="float" office:value="-0.04968" calcext:value-type="float">
            <text:p>-0.049680</text:p>
          </table:table-cell>
          <table:table-cell table:style-name="ce4" office:value-type="float" office:value="0.04968" calcext:value-type="float">
            <text:p>0.049680</text:p>
          </table:table-cell>
          <table:table-cell table:style-name="ce10" table:formula="of:=[.E21]-[.B21]" office:value-type="float" office:value="0" calcext:value-type="float">
            <text:p>0.000000</text:p>
          </table:table-cell>
          <table:table-cell table:style-name="ce4" office:value-type="float" office:value="0.04968" calcext:value-type="float">
            <text:p>0.049680</text:p>
          </table:table-cell>
          <table:table-cell table:style-name="ce10" table:formula="of:=[.G21]-[.B21]" office:value-type="float" office:value="0" calcext:value-type="float">
            <text:p>0.000000</text:p>
          </table:table-cell>
          <table:table-cell table:style-name="ce4" office:value-type="float" office:value="0.04968" calcext:value-type="float">
            <text:p>0.049680</text:p>
          </table:table-cell>
          <table:table-cell table:style-name="ce10" table:formula="of:=[.I21]-[.B21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18: yz component of inertia matrix of link lwr_1_link</text:p>
          </table:table-cell>
          <table:table-cell table:style-name="ce4" office:value-type="float" office:value="0.02106" calcext:value-type="float">
            <text:p>0.02106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C22]-[.B22]" office:value-type="float" office:value="-0.02106" calcext:value-type="float">
            <text:p>-0.021060</text:p>
          </table:table-cell>
          <table:table-cell table:style-name="ce4" office:value-type="float" office:value="0.02106" calcext:value-type="float">
            <text:p>0.021060</text:p>
          </table:table-cell>
          <table:table-cell table:style-name="ce10" table:formula="of:=[.E22]-[.B22]" office:value-type="float" office:value="0" calcext:value-type="float">
            <text:p>0.000000</text:p>
          </table:table-cell>
          <table:table-cell table:style-name="ce4" office:value-type="float" office:value="0.02106" calcext:value-type="float">
            <text:p>0.021060</text:p>
          </table:table-cell>
          <table:table-cell table:style-name="ce10" table:formula="of:=[.G22]-[.B22]" office:value-type="float" office:value="0" calcext:value-type="float">
            <text:p>0.000000</text:p>
          </table:table-cell>
          <table:table-cell table:style-name="ce4" office:value-type="float" office:value="0.02106" calcext:value-type="float">
            <text:p>0.021060</text:p>
          </table:table-cell>
          <table:table-cell table:style-name="ce10" table:formula="of:=[.I22]-[.B22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19: zz component of inertia matrix of link lwr_1_link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4" office:value-type="float" office:value="0.0155218" calcext:value-type="float">
            <text:p>0.015522</text:p>
          </table:table-cell>
          <table:table-cell table:style-name="ce10" table:formula="of:=[.C23]-[.B23]" office:value-type="float" office:value="-0.0102182" calcext:value-type="float">
            <text:p>-0.010218</text:p>
          </table:table-cell>
          <table:table-cell table:style-name="ce4" office:value-type="float" office:value="-0.05740214" calcext:value-type="float">
            <text:p>-0.057402</text:p>
          </table:table-cell>
          <table:table-cell table:style-name="ce10" table:formula="of:=[.E23]-[.B23]" office:value-type="float" office:value="-0.08314214" calcext:value-type="float">
            <text:p>-0.083142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10" table:formula="of:=[.G23]-[.B23]" office:value-type="float" office:value="0" calcext:value-type="float">
            <text:p>0.000000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10" table:formula="of:=[.I23]-[.B23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1" office:value-type="string" calcext:value-type="string">
            <text:p># 20: mass of link lwr_2_link <text:s text:c="10"/>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4" office:value-type="float" office:value="-0" calcext:value-type="float">
            <text:p>0.000000</text:p>
          </table:table-cell>
          <table:table-cell table:style-name="ce10" table:formula="of:=[.C24]-[.B24]" office:value-type="float" office:value="-2.7" calcext:value-type="float">
            <text:p>-2.700000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10" table:formula="of:=[.E24]-[.B24]" office:value-type="float" office:value="0" calcext:value-type="float">
            <text:p>0.000000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10" table:formula="of:=[.G24]-[.B24]" office:value-type="float" office:value="0" calcext:value-type="float">
            <text:p>0.000000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10" table:formula="of:=[.I24]-[.B24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21: x component of center of mass of link lwr_2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392911" calcext:value-type="float">
            <text:p>0.039291</text:p>
          </table:table-cell>
          <table:table-cell table:style-name="ce10" table:formula="of:=[.C25]-[.B25]" office:value-type="float" office:value="0.0392911" calcext:value-type="float">
            <text:p>0.039291</text:p>
          </table:table-cell>
          <table:table-cell table:style-name="ce4" office:value-type="float" office:value="0.03929116" calcext:value-type="float">
            <text:p>0.039291</text:p>
          </table:table-cell>
          <table:table-cell table:style-name="ce10" table:formula="of:=[.E25]-[.B25]" office:value-type="float" office:value="0.03929116" calcext:value-type="float">
            <text:p>0.039291</text:p>
          </table:table-cell>
          <table:table-cell table:style-name="ce4" office:value-type="float" office:value="0.03577417" calcext:value-type="float">
            <text:p>0.035774</text:p>
          </table:table-cell>
          <table:table-cell table:style-name="ce10" table:formula="of:=[.G25]-[.B25]" office:value-type="float" office:value="0.03577417" calcext:value-type="float">
            <text:p>0.035774</text:p>
          </table:table-cell>
          <table:table-cell table:style-name="ce4" office:value-type="float" office:value="0.03577417" calcext:value-type="float">
            <text:p>0.035774</text:p>
          </table:table-cell>
          <table:table-cell table:style-name="ce10" table:formula="of:=[.I25]-[.B25]" office:value-type="float" office:value="0.03577417" calcext:value-type="float">
            <text:p>0.035774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22: y component of center of mass of link lwr_2_link</text:p>
          </table:table-cell>
          <table:table-cell table:style-name="ce4" office:value-type="float" office:value="0.162" calcext:value-type="float">
            <text:p>0.162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C26]-[.B26]" office:value-type="float" office:value="-0.162" calcext:value-type="float">
            <text:p>-0.162000</text:p>
          </table:table-cell>
          <table:table-cell table:style-name="ce4" office:value-type="float" office:value="0.162" calcext:value-type="float">
            <text:p>0.162000</text:p>
          </table:table-cell>
          <table:table-cell table:style-name="ce10" table:formula="of:=[.E26]-[.B26]" office:value-type="float" office:value="0" calcext:value-type="float">
            <text:p>0.000000</text:p>
          </table:table-cell>
          <table:table-cell table:style-name="ce4" office:value-type="float" office:value="0.162" calcext:value-type="float">
            <text:p>0.162000</text:p>
          </table:table-cell>
          <table:table-cell table:style-name="ce10" table:formula="of:=[.G26]-[.B26]" office:value-type="float" office:value="0" calcext:value-type="float">
            <text:p>0.000000</text:p>
          </table:table-cell>
          <table:table-cell table:style-name="ce4" office:value-type="float" office:value="0.162" calcext:value-type="float">
            <text:p>0.162000</text:p>
          </table:table-cell>
          <table:table-cell table:style-name="ce10" table:formula="of:=[.I26]-[.B26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23: z component of center of mass of link lwr_2_link</text:p>
          </table:table-cell>
          <table:table-cell table:style-name="ce4" office:value-type="float" office:value="0.189" calcext:value-type="float">
            <text:p>0.189000</text:p>
          </table:table-cell>
          <table:table-cell table:style-name="ce4" office:value-type="float" office:value="1.15751284" calcext:value-type="float">
            <text:p>1.157513</text:p>
          </table:table-cell>
          <table:table-cell table:style-name="ce10" table:formula="of:=[.C27]-[.B27]" office:value-type="float" office:value="0.96851284" calcext:value-type="float">
            <text:p>0.968513</text:p>
          </table:table-cell>
          <table:table-cell table:style-name="ce4" office:value-type="float" office:value="0.14972542" calcext:value-type="float">
            <text:p>0.149725</text:p>
          </table:table-cell>
          <table:table-cell table:style-name="ce10" table:formula="of:=[.E27]-[.B27]" office:value-type="float" office:value="-0.03927458" calcext:value-type="float">
            <text:p>-0.039275</text:p>
          </table:table-cell>
          <table:table-cell table:style-name="ce4" office:value-type="float" office:value="0.189" calcext:value-type="float">
            <text:p>0.189000</text:p>
          </table:table-cell>
          <table:table-cell table:style-name="ce10" table:formula="of:=[.G27]-[.B27]" office:value-type="float" office:value="0" calcext:value-type="float">
            <text:p>0.000000</text:p>
          </table:table-cell>
          <table:table-cell table:style-name="ce4" office:value-type="float" office:value="0.189" calcext:value-type="float">
            <text:p>0.189000</text:p>
          </table:table-cell>
          <table:table-cell table:style-name="ce10" table:formula="of:=[.I27]-[.B27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24: xx component of inertia matrix of link lwr_2_link</text:p>
          </table:table-cell>
          <table:table-cell table:style-name="ce4" office:value-type="float" office:value="0.0414" calcext:value-type="float">
            <text:p>0.041400</text:p>
          </table:table-cell>
          <table:table-cell table:style-name="ce4" office:value-type="float" office:value="0.35544707" calcext:value-type="float">
            <text:p>0.355447</text:p>
          </table:table-cell>
          <table:table-cell table:style-name="ce10" table:formula="of:=[.C28]-[.B28]" office:value-type="float" office:value="0.31404707" calcext:value-type="float">
            <text:p>0.314047</text:p>
          </table:table-cell>
          <table:table-cell table:style-name="ce4" office:value-type="float" office:value="0.25099916" calcext:value-type="float">
            <text:p>0.250999</text:p>
          </table:table-cell>
          <table:table-cell table:style-name="ce10" table:formula="of:=[.E28]-[.B28]" office:value-type="float" office:value="0.20959916" calcext:value-type="float">
            <text:p>0.209599</text:p>
          </table:table-cell>
          <table:table-cell table:style-name="ce4" office:value-type="float" office:value="0.0414" calcext:value-type="float">
            <text:p>0.041400</text:p>
          </table:table-cell>
          <table:table-cell table:style-name="ce10" table:formula="of:=[.G28]-[.B28]" office:value-type="float" office:value="0" calcext:value-type="float">
            <text:p>0.000000</text:p>
          </table:table-cell>
          <table:table-cell table:style-name="ce4" office:value-type="float" office:value="0.0414" calcext:value-type="float">
            <text:p>0.041400</text:p>
          </table:table-cell>
          <table:table-cell table:style-name="ce10" table:formula="of:=[.I28]-[.B28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25: xy component of inertia matrix of link lwr_2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50534443" calcext:value-type="float">
            <text:p>0.505344</text:p>
          </table:table-cell>
          <table:table-cell table:style-name="ce10" table:formula="of:=[.C29]-[.B29]" office:value-type="float" office:value="0.50534443" calcext:value-type="float">
            <text:p>0.505344</text:p>
          </table:table-cell>
          <table:table-cell table:style-name="ce4" office:value-type="float" office:value="0.50534771" calcext:value-type="float">
            <text:p>0.505348</text:p>
          </table:table-cell>
          <table:table-cell table:style-name="ce10" table:formula="of:=[.E29]-[.B29]" office:value-type="float" office:value="0.50534771" calcext:value-type="float">
            <text:p>0.505348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29]-[.B29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29]-[.B29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26: xz component of inertia matrix of link lwr_2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1802328" calcext:value-type="float">
            <text:p>-0.018023</text:p>
          </table:table-cell>
          <table:table-cell table:style-name="ce10" table:formula="of:=[.C30]-[.B30]" office:value-type="float" office:value="-0.01802328" calcext:value-type="float">
            <text:p>-0.018023</text:p>
          </table:table-cell>
          <table:table-cell table:style-name="ce4" office:value-type="float" office:value="-0.01802437" calcext:value-type="float">
            <text:p>-0.018024</text:p>
          </table:table-cell>
          <table:table-cell table:style-name="ce10" table:formula="of:=[.E30]-[.B30]" office:value-type="float" office:value="-0.01802437" calcext:value-type="float">
            <text:p>-0.018024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30]-[.B30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30]-[.B30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27: yy component of inertia matrix of link lwr_2_link</text:p>
          </table:table-cell>
          <table:table-cell table:style-name="ce4" office:value-type="float" office:value="0.01728" calcext:value-type="float">
            <text:p>0.017280</text:p>
          </table:table-cell>
          <table:table-cell table:style-name="ce4" office:value-type="float" office:value="-0.02899572" calcext:value-type="float">
            <text:p>-0.028996</text:p>
          </table:table-cell>
          <table:table-cell table:style-name="ce10" table:formula="of:=[.C31]-[.B31]" office:value-type="float" office:value="-0.04627572" calcext:value-type="float">
            <text:p>-0.046276</text:p>
          </table:table-cell>
          <table:table-cell table:style-name="ce4" office:value-type="float" office:value="-0.20637155" calcext:value-type="float">
            <text:p>-0.206372</text:p>
          </table:table-cell>
          <table:table-cell table:style-name="ce10" table:formula="of:=[.E31]-[.B31]" office:value-type="float" office:value="-0.22365155" calcext:value-type="float">
            <text:p>-0.223652</text:p>
          </table:table-cell>
          <table:table-cell table:style-name="ce4" office:value-type="float" office:value="0.01728" calcext:value-type="float">
            <text:p>0.017280</text:p>
          </table:table-cell>
          <table:table-cell table:style-name="ce10" table:formula="of:=[.G31]-[.B31]" office:value-type="float" office:value="0" calcext:value-type="float">
            <text:p>0.000000</text:p>
          </table:table-cell>
          <table:table-cell table:style-name="ce4" office:value-type="float" office:value="0.01728" calcext:value-type="float">
            <text:p>0.017280</text:p>
          </table:table-cell>
          <table:table-cell table:style-name="ce10" table:formula="of:=[.I31]-[.B31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28: yz component of inertia matrix of link lwr_2_link</text:p>
          </table:table-cell>
          <table:table-cell table:style-name="ce4" office:value-type="float" office:value="-0.01134" calcext:value-type="float">
            <text:p>-0.011340</text:p>
          </table:table-cell>
          <table:table-cell table:style-name="ce4" office:value-type="float" office:value="0.5470311" calcext:value-type="float">
            <text:p>0.547031</text:p>
          </table:table-cell>
          <table:table-cell table:style-name="ce10" table:formula="of:=[.C32]-[.B32]" office:value-type="float" office:value="0.5583711" calcext:value-type="float">
            <text:p>0.558371</text:p>
          </table:table-cell>
          <table:table-cell table:style-name="ce4" office:value-type="float" office:value="0.54703091" calcext:value-type="float">
            <text:p>0.547031</text:p>
          </table:table-cell>
          <table:table-cell table:style-name="ce10" table:formula="of:=[.E32]-[.B32]" office:value-type="float" office:value="0.55837091" calcext:value-type="float">
            <text:p>0.558371</text:p>
          </table:table-cell>
          <table:table-cell table:style-name="ce4" office:value-type="float" office:value="0.50725144" calcext:value-type="float">
            <text:p>0.507251</text:p>
          </table:table-cell>
          <table:table-cell table:style-name="ce10" table:formula="of:=[.G32]-[.B32]" office:value-type="float" office:value="0.51859144" calcext:value-type="float">
            <text:p>0.518591</text:p>
          </table:table-cell>
          <table:table-cell table:style-name="ce4" office:value-type="float" office:value="0.50725144" calcext:value-type="float">
            <text:p>0.507251</text:p>
          </table:table-cell>
          <table:table-cell table:style-name="ce10" table:formula="of:=[.I32]-[.B32]" office:value-type="float" office:value="0.51859144" calcext:value-type="float">
            <text:p>0.518591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29: zz component of inertia matrix of link lwr_2_link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4" office:value-type="float" office:value="-0.33992525" calcext:value-type="float">
            <text:p>-0.339925</text:p>
          </table:table-cell>
          <table:table-cell table:style-name="ce10" table:formula="of:=[.C33]-[.B33]" office:value-type="float" office:value="-0.36566525" calcext:value-type="float">
            <text:p>-0.365665</text:p>
          </table:table-cell>
          <table:table-cell table:style-name="ce4" office:value-type="float" office:value="-0.26700128" calcext:value-type="float">
            <text:p>-0.267001</text:p>
          </table:table-cell>
          <table:table-cell table:style-name="ce10" table:formula="of:=[.E33]-[.B33]" office:value-type="float" office:value="-0.29274128" calcext:value-type="float">
            <text:p>-0.292741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10" table:formula="of:=[.G33]-[.B33]" office:value-type="float" office:value="0" calcext:value-type="float">
            <text:p>0.000000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10" table:formula="of:=[.I33]-[.B33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1" office:value-type="string" calcext:value-type="string">
            <text:p># 30: mass of link lwr_3_link <text:s text:c="10"/>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4" office:value-type="float" office:value="0.24456061" calcext:value-type="float">
            <text:p>0.244561</text:p>
          </table:table-cell>
          <table:table-cell table:style-name="ce10" table:formula="of:=[.C34]-[.B34]" office:value-type="float" office:value="-2.45543939" calcext:value-type="float">
            <text:p>-2.455439</text:p>
          </table:table-cell>
          <table:table-cell table:style-name="ce4" office:value-type="float" office:value="2.69158298" calcext:value-type="float">
            <text:p>2.691583</text:p>
          </table:table-cell>
          <table:table-cell table:style-name="ce10" table:formula="of:=[.E34]-[.B34]" office:value-type="float" office:value="-0.00841702" calcext:value-type="float">
            <text:p>-0.008417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10" table:formula="of:=[.G34]-[.B34]" office:value-type="float" office:value="0" calcext:value-type="float">
            <text:p>0.000000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10" table:formula="of:=[.I34]-[.B34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31: x component of center of mass of link lwr_3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0907989" calcext:value-type="float">
            <text:p>-0.009080</text:p>
          </table:table-cell>
          <table:table-cell table:style-name="ce10" table:formula="of:=[.C35]-[.B35]" office:value-type="float" office:value="-0.00907989" calcext:value-type="float">
            <text:p>-0.009080</text:p>
          </table:table-cell>
          <table:table-cell table:style-name="ce4" office:value-type="float" office:value="-0.00907987" calcext:value-type="float">
            <text:p>-0.009080</text:p>
          </table:table-cell>
          <table:table-cell table:style-name="ce10" table:formula="of:=[.E35]-[.B35]" office:value-type="float" office:value="-0.00907987" calcext:value-type="float">
            <text:p>-0.00908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35]-[.B35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35]-[.B35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32: y component of center of mass of link lwr_3_link</text:p>
          </table:table-cell>
          <table:table-cell table:style-name="ce4" office:value-type="float" office:value="0.162" calcext:value-type="float">
            <text:p>0.162000</text:p>
          </table:table-cell>
          <table:table-cell table:style-name="ce4" office:value-type="float" office:value="0.00017655" calcext:value-type="float">
            <text:p>0.000177</text:p>
          </table:table-cell>
          <table:table-cell table:style-name="ce10" table:formula="of:=[.C36]-[.B36]" office:value-type="float" office:value="-0.16182345" calcext:value-type="float">
            <text:p>-0.161823</text:p>
          </table:table-cell>
          <table:table-cell table:style-name="ce4" office:value-type="float" office:value="0.1610647" calcext:value-type="float">
            <text:p>0.161065</text:p>
          </table:table-cell>
          <table:table-cell table:style-name="ce10" table:formula="of:=[.E36]-[.B36]" office:value-type="float" office:value="-0.0009353" calcext:value-type="float">
            <text:p>-0.000935</text:p>
          </table:table-cell>
          <table:table-cell table:style-name="ce4" office:value-type="float" office:value="0.162" calcext:value-type="float">
            <text:p>0.162000</text:p>
          </table:table-cell>
          <table:table-cell table:style-name="ce10" table:formula="of:=[.G36]-[.B36]" office:value-type="float" office:value="0" calcext:value-type="float">
            <text:p>0.000000</text:p>
          </table:table-cell>
          <table:table-cell table:style-name="ce4" office:value-type="float" office:value="0.162" calcext:value-type="float">
            <text:p>0.162000</text:p>
          </table:table-cell>
          <table:table-cell table:style-name="ce10" table:formula="of:=[.I36]-[.B36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33: z component of center of mass of link lwr_3_link</text:p>
          </table:table-cell>
          <table:table-cell table:style-name="ce4" office:value-type="float" office:value="0.351" calcext:value-type="float">
            <text:p>0.351000</text:p>
          </table:table-cell>
          <table:table-cell table:style-name="ce4" office:value-type="float" office:value="1.28809345" calcext:value-type="float">
            <text:p>1.288093</text:p>
          </table:table-cell>
          <table:table-cell table:style-name="ce10" table:formula="of:=[.C37]-[.B37]" office:value-type="float" office:value="0.93709345" calcext:value-type="float">
            <text:p>0.937093</text:p>
          </table:table-cell>
          <table:table-cell table:style-name="ce4" office:value-type="float" office:value="0.30610443" calcext:value-type="float">
            <text:p>0.306104</text:p>
          </table:table-cell>
          <table:table-cell table:style-name="ce10" table:formula="of:=[.E37]-[.B37]" office:value-type="float" office:value="-0.0448955700000001" calcext:value-type="float">
            <text:p>-0.044896</text:p>
          </table:table-cell>
          <table:table-cell table:style-name="ce4" office:value-type="float" office:value="0.21126203" calcext:value-type="float">
            <text:p>0.211262</text:p>
          </table:table-cell>
          <table:table-cell table:style-name="ce10" table:formula="of:=[.G37]-[.B37]" office:value-type="float" office:value="-0.13973797" calcext:value-type="float">
            <text:p>-0.139738</text:p>
          </table:table-cell>
          <table:table-cell table:style-name="ce4" office:value-type="float" office:value="0.21126203" calcext:value-type="float">
            <text:p>0.211262</text:p>
          </table:table-cell>
          <table:table-cell table:style-name="ce10" table:formula="of:=[.I37]-[.B37]" office:value-type="float" office:value="-0.13973797" calcext:value-type="float">
            <text:p>-0.139738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34: xx component of inertia matrix of link lwr_3_link</text:p>
          </table:table-cell>
          <table:table-cell table:style-name="ce4" office:value-type="float" office:value="0.0738" calcext:value-type="float">
            <text:p>0.073800</text:p>
          </table:table-cell>
          <table:table-cell table:style-name="ce4" office:value-type="float" office:value="0.25952409" calcext:value-type="float">
            <text:p>0.259524</text:p>
          </table:table-cell>
          <table:table-cell table:style-name="ce10" table:formula="of:=[.C38]-[.B38]" office:value-type="float" office:value="0.18572409" calcext:value-type="float">
            <text:p>0.185724</text:p>
          </table:table-cell>
          <table:table-cell table:style-name="ce4" office:value-type="float" office:value="0.17035609" calcext:value-type="float">
            <text:p>0.170356</text:p>
          </table:table-cell>
          <table:table-cell table:style-name="ce10" table:formula="of:=[.E38]-[.B38]" office:value-type="float" office:value="0.09655609" calcext:value-type="float">
            <text:p>0.096556</text:p>
          </table:table-cell>
          <table:table-cell table:style-name="ce4" office:value-type="float" office:value="0.0738" calcext:value-type="float">
            <text:p>0.073800</text:p>
          </table:table-cell>
          <table:table-cell table:style-name="ce10" table:formula="of:=[.G38]-[.B38]" office:value-type="float" office:value="0" calcext:value-type="float">
            <text:p>0.000000</text:p>
          </table:table-cell>
          <table:table-cell table:style-name="ce4" office:value-type="float" office:value="0.0738" calcext:value-type="float">
            <text:p>0.073800</text:p>
          </table:table-cell>
          <table:table-cell table:style-name="ce10" table:formula="of:=[.I38]-[.B38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35: xy component of inertia matrix of link lwr_3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57357231" calcext:value-type="float">
            <text:p>0.573572</text:p>
          </table:table-cell>
          <table:table-cell table:style-name="ce10" table:formula="of:=[.C39]-[.B39]" office:value-type="float" office:value="0.57357231" calcext:value-type="float">
            <text:p>0.573572</text:p>
          </table:table-cell>
          <table:table-cell table:style-name="ce4" office:value-type="float" office:value="0.57357193" calcext:value-type="float">
            <text:p>0.573572</text:p>
          </table:table-cell>
          <table:table-cell table:style-name="ce10" table:formula="of:=[.E39]-[.B39]" office:value-type="float" office:value="0.57357193" calcext:value-type="float">
            <text:p>0.573572</text:p>
          </table:table-cell>
          <table:table-cell table:style-name="ce4" office:value-type="float" office:value="0.66491333" calcext:value-type="float">
            <text:p>0.664913</text:p>
          </table:table-cell>
          <table:table-cell table:style-name="ce10" table:formula="of:=[.G39]-[.B39]" office:value-type="float" office:value="0.66491333" calcext:value-type="float">
            <text:p>0.664913</text:p>
          </table:table-cell>
          <table:table-cell table:style-name="ce4" office:value-type="float" office:value="0.66491333" calcext:value-type="float">
            <text:p>0.664913</text:p>
          </table:table-cell>
          <table:table-cell table:style-name="ce10" table:formula="of:=[.I39]-[.B39]" office:value-type="float" office:value="0.66491333" calcext:value-type="float">
            <text:p>0.664913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36: xz component of inertia matrix of link lwr_3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1564728" calcext:value-type="float">
            <text:p>-0.015647</text:p>
          </table:table-cell>
          <table:table-cell table:style-name="ce10" table:formula="of:=[.C40]-[.B40]" office:value-type="float" office:value="-0.01564728" calcext:value-type="float">
            <text:p>-0.015647</text:p>
          </table:table-cell>
          <table:table-cell table:style-name="ce4" office:value-type="float" office:value="-0.01564697" calcext:value-type="float">
            <text:p>-0.015647</text:p>
          </table:table-cell>
          <table:table-cell table:style-name="ce10" table:formula="of:=[.E40]-[.B40]" office:value-type="float" office:value="-0.01564697" calcext:value-type="float">
            <text:p>-0.015647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40]-[.B40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40]-[.B40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37: yy component of inertia matrix of link lwr_3_link</text:p>
          </table:table-cell>
          <table:table-cell table:style-name="ce4" office:value-type="float" office:value="0.04968" calcext:value-type="float">
            <text:p>0.049680</text:p>
          </table:table-cell>
          <table:table-cell table:style-name="ce4" office:value-type="float" office:value="0.06692734" calcext:value-type="float">
            <text:p>0.066927</text:p>
          </table:table-cell>
          <table:table-cell table:style-name="ce10" table:formula="of:=[.C41]-[.B41]" office:value-type="float" office:value="0.01724734" calcext:value-type="float">
            <text:p>0.017247</text:p>
          </table:table-cell>
          <table:table-cell table:style-name="ce4" office:value-type="float" office:value="-0.06092841" calcext:value-type="float">
            <text:p>-0.060928</text:p>
          </table:table-cell>
          <table:table-cell table:style-name="ce10" table:formula="of:=[.E41]-[.B41]" office:value-type="float" office:value="-0.11060841" calcext:value-type="float">
            <text:p>-0.110608</text:p>
          </table:table-cell>
          <table:table-cell table:style-name="ce4" office:value-type="float" office:value="0.04968" calcext:value-type="float">
            <text:p>0.049680</text:p>
          </table:table-cell>
          <table:table-cell table:style-name="ce10" table:formula="of:=[.G41]-[.B41]" office:value-type="float" office:value="0" calcext:value-type="float">
            <text:p>0.000000</text:p>
          </table:table-cell>
          <table:table-cell table:style-name="ce4" office:value-type="float" office:value="0.04968" calcext:value-type="float">
            <text:p>0.049680</text:p>
          </table:table-cell>
          <table:table-cell table:style-name="ce10" table:formula="of:=[.I41]-[.B41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38: yz component of inertia matrix of link lwr_3_link</text:p>
          </table:table-cell>
          <table:table-cell table:style-name="ce4" office:value-type="float" office:value="-0.02106" calcext:value-type="float">
            <text:p>-0.021060</text:p>
          </table:table-cell>
          <table:table-cell table:style-name="ce4" office:value-type="float" office:value="-0.16528825" calcext:value-type="float">
            <text:p>-0.165288</text:p>
          </table:table-cell>
          <table:table-cell table:style-name="ce10" table:formula="of:=[.C42]-[.B42]" office:value-type="float" office:value="-0.14422825" calcext:value-type="float">
            <text:p>-0.144228</text:p>
          </table:table-cell>
          <table:table-cell table:style-name="ce4" office:value-type="float" office:value="-0.19746638" calcext:value-type="float">
            <text:p>-0.197466</text:p>
          </table:table-cell>
          <table:table-cell table:style-name="ce10" table:formula="of:=[.E42]-[.B42]" office:value-type="float" office:value="-0.17640638" calcext:value-type="float">
            <text:p>-0.176406</text:p>
          </table:table-cell>
          <table:table-cell table:style-name="ce4" office:value-type="float" office:value="-0.11229208" calcext:value-type="float">
            <text:p>-0.112292</text:p>
          </table:table-cell>
          <table:table-cell table:style-name="ce10" table:formula="of:=[.G42]-[.B42]" office:value-type="float" office:value="-0.09123208" calcext:value-type="float">
            <text:p>-0.091232</text:p>
          </table:table-cell>
          <table:table-cell table:style-name="ce4" office:value-type="float" office:value="-0.11229208" calcext:value-type="float">
            <text:p>-0.112292</text:p>
          </table:table-cell>
          <table:table-cell table:style-name="ce10" table:formula="of:=[.I42]-[.B42]" office:value-type="float" office:value="-0.09123208" calcext:value-type="float">
            <text:p>-0.091232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39: zz component of inertia matrix of link lwr_3_link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4" office:value-type="float" office:value="-0.17001744" calcext:value-type="float">
            <text:p>-0.170017</text:p>
          </table:table-cell>
          <table:table-cell table:style-name="ce10" table:formula="of:=[.C43]-[.B43]" office:value-type="float" office:value="-0.19575744" calcext:value-type="float">
            <text:p>-0.195757</text:p>
          </table:table-cell>
          <table:table-cell table:style-name="ce4" office:value-type="float" office:value="-0.13132504" calcext:value-type="float">
            <text:p>-0.131325</text:p>
          </table:table-cell>
          <table:table-cell table:style-name="ce10" table:formula="of:=[.E43]-[.B43]" office:value-type="float" office:value="-0.15706504" calcext:value-type="float">
            <text:p>-0.157065</text:p>
          </table:table-cell>
          <table:table-cell table:style-name="ce4" office:value-type="float" office:value="-0.27428192" calcext:value-type="float">
            <text:p>-0.274282</text:p>
          </table:table-cell>
          <table:table-cell table:style-name="ce10" table:formula="of:=[.G43]-[.B43]" office:value-type="float" office:value="-0.30002192" calcext:value-type="float">
            <text:p>-0.300022</text:p>
          </table:table-cell>
          <table:table-cell table:style-name="ce4" office:value-type="float" office:value="-0.27428192" calcext:value-type="float">
            <text:p>-0.274282</text:p>
          </table:table-cell>
          <table:table-cell table:style-name="ce10" table:formula="of:=[.I43]-[.B43]" office:value-type="float" office:value="-0.30002192" calcext:value-type="float">
            <text:p>-0.300022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1" office:value-type="string" calcext:value-type="string">
            <text:p># 40: mass of link lwr_4_link <text:s text:c="10"/>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4" office:value-type="float" office:value="0.51523736" calcext:value-type="float">
            <text:p>0.515237</text:p>
          </table:table-cell>
          <table:table-cell table:style-name="ce10" table:formula="of:=[.C44]-[.B44]" office:value-type="float" office:value="-2.18476264" calcext:value-type="float">
            <text:p>-2.184763</text:p>
          </table:table-cell>
          <table:table-cell table:style-name="ce4" office:value-type="float" office:value="2.68204178" calcext:value-type="float">
            <text:p>2.682042</text:p>
          </table:table-cell>
          <table:table-cell table:style-name="ce10" table:formula="of:=[.E44]-[.B44]" office:value-type="float" office:value="-0.0179582200000001" calcext:value-type="float">
            <text:p>-0.017958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10" table:formula="of:=[.G44]-[.B44]" office:value-type="float" office:value="0" calcext:value-type="float">
            <text:p>0.000000</text:p>
          </table:table-cell>
          <table:table-cell table:style-name="ce4" office:value-type="float" office:value="2.7" calcext:value-type="float">
            <text:p>2.700000</text:p>
          </table:table-cell>
          <table:table-cell table:style-name="ce10" table:formula="of:=[.I44]-[.B44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41: x component of center of mass of link lwr_4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5613121" calcext:value-type="float">
            <text:p>-0.056131</text:p>
          </table:table-cell>
          <table:table-cell table:style-name="ce10" table:formula="of:=[.C45]-[.B45]" office:value-type="float" office:value="-0.05613121" calcext:value-type="float">
            <text:p>-0.056131</text:p>
          </table:table-cell>
          <table:table-cell table:style-name="ce4" office:value-type="float" office:value="-0.05613101" calcext:value-type="float">
            <text:p>-0.056131</text:p>
          </table:table-cell>
          <table:table-cell table:style-name="ce10" table:formula="of:=[.E45]-[.B45]" office:value-type="float" office:value="-0.05613101" calcext:value-type="float">
            <text:p>-0.056131</text:p>
          </table:table-cell>
          <table:table-cell table:style-name="ce4" office:value-type="float" office:value="-0.05405085" calcext:value-type="float">
            <text:p>-0.054051</text:p>
          </table:table-cell>
          <table:table-cell table:style-name="ce10" table:formula="of:=[.G45]-[.B45]" office:value-type="float" office:value="-0.05405085" calcext:value-type="float">
            <text:p>-0.054051</text:p>
          </table:table-cell>
          <table:table-cell table:style-name="ce4" office:value-type="float" office:value="-0.05405085" calcext:value-type="float">
            <text:p>-0.054051</text:p>
          </table:table-cell>
          <table:table-cell table:style-name="ce10" table:formula="of:=[.I45]-[.B45]" office:value-type="float" office:value="-0.05405085" calcext:value-type="float">
            <text:p>-0.054051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42: y component of center of mass of link lwr_4_link</text:p>
          </table:table-cell>
          <table:table-cell table:style-name="ce4" office:value-type="float" office:value="-0.162" calcext:value-type="float">
            <text:p>-0.162000</text:p>
          </table:table-cell>
          <table:table-cell table:style-name="ce4" office:value-type="float" office:value="0.03323415" calcext:value-type="float">
            <text:p>0.033234</text:p>
          </table:table-cell>
          <table:table-cell table:style-name="ce10" table:formula="of:=[.C46]-[.B46]" office:value-type="float" office:value="0.19523415" calcext:value-type="float">
            <text:p>0.195234</text:p>
          </table:table-cell>
          <table:table-cell table:style-name="ce4" office:value-type="float" office:value="-0.12765406" calcext:value-type="float">
            <text:p>-0.127654</text:p>
          </table:table-cell>
          <table:table-cell table:style-name="ce10" table:formula="of:=[.E46]-[.B46]" office:value-type="float" office:value="0.03434594" calcext:value-type="float">
            <text:p>0.034346</text:p>
          </table:table-cell>
          <table:table-cell table:style-name="ce4" office:value-type="float" office:value="-0.14540499" calcext:value-type="float">
            <text:p>-0.145405</text:p>
          </table:table-cell>
          <table:table-cell table:style-name="ce10" table:formula="of:=[.G46]-[.B46]" office:value-type="float" office:value="0.01659501" calcext:value-type="float">
            <text:p>0.016595</text:p>
          </table:table-cell>
          <table:table-cell table:style-name="ce4" office:value-type="float" office:value="-0.14540499" calcext:value-type="float">
            <text:p>-0.145405</text:p>
          </table:table-cell>
          <table:table-cell table:style-name="ce10" table:formula="of:=[.I46]-[.B46]" office:value-type="float" office:value="0.01659501" calcext:value-type="float">
            <text:p>0.016595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43: z component of center of mass of link lwr_4_link</text:p>
          </table:table-cell>
          <table:table-cell table:style-name="ce4" office:value-type="float" office:value="0.189" calcext:value-type="float">
            <text:p>0.189000</text:p>
          </table:table-cell>
          <table:table-cell table:style-name="ce4" office:value-type="float" office:value="0.39397158" calcext:value-type="float">
            <text:p>0.393972</text:p>
          </table:table-cell>
          <table:table-cell table:style-name="ce10" table:formula="of:=[.C47]-[.B47]" office:value-type="float" office:value="0.20497158" calcext:value-type="float">
            <text:p>0.204972</text:p>
          </table:table-cell>
          <table:table-cell table:style-name="ce4" office:value-type="float" office:value="0.19897671" calcext:value-type="float">
            <text:p>0.198977</text:p>
          </table:table-cell>
          <table:table-cell table:style-name="ce10" table:formula="of:=[.E47]-[.B47]" office:value-type="float" office:value="0.00997671" calcext:value-type="float">
            <text:p>0.009977</text:p>
          </table:table-cell>
          <table:table-cell table:style-name="ce4" office:value-type="float" office:value="0.189" calcext:value-type="float">
            <text:p>0.189000</text:p>
          </table:table-cell>
          <table:table-cell table:style-name="ce10" table:formula="of:=[.G47]-[.B47]" office:value-type="float" office:value="0" calcext:value-type="float">
            <text:p>0.000000</text:p>
          </table:table-cell>
          <table:table-cell table:style-name="ce4" office:value-type="float" office:value="0.189" calcext:value-type="float">
            <text:p>0.189000</text:p>
          </table:table-cell>
          <table:table-cell table:style-name="ce10" table:formula="of:=[.I47]-[.B47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44: xx component of inertia matrix of link lwr_4_link</text:p>
          </table:table-cell>
          <table:table-cell table:style-name="ce4" office:value-type="float" office:value="0.0414" calcext:value-type="float">
            <text:p>0.041400</text:p>
          </table:table-cell>
          <table:table-cell table:style-name="ce4" office:value-type="float" office:value="0.0787876" calcext:value-type="float">
            <text:p>0.078788</text:p>
          </table:table-cell>
          <table:table-cell table:style-name="ce10" table:formula="of:=[.C48]-[.B48]" office:value-type="float" office:value="0.0373876" calcext:value-type="float">
            <text:p>0.037388</text:p>
          </table:table-cell>
          <table:table-cell table:style-name="ce4" office:value-type="float" office:value="0.03460483" calcext:value-type="float">
            <text:p>0.034605</text:p>
          </table:table-cell>
          <table:table-cell table:style-name="ce10" table:formula="of:=[.E48]-[.B48]" office:value-type="float" office:value="-0.00679517" calcext:value-type="float">
            <text:p>-0.006795</text:p>
          </table:table-cell>
          <table:table-cell table:style-name="ce4" office:value-type="float" office:value="0.06348536" calcext:value-type="float">
            <text:p>0.063485</text:p>
          </table:table-cell>
          <table:table-cell table:style-name="ce10" table:formula="of:=[.G48]-[.B48]" office:value-type="float" office:value="0.02208536" calcext:value-type="float">
            <text:p>0.022085</text:p>
          </table:table-cell>
          <table:table-cell table:style-name="ce4" office:value-type="float" office:value="0.06348536" calcext:value-type="float">
            <text:p>0.063485</text:p>
          </table:table-cell>
          <table:table-cell table:style-name="ce10" table:formula="of:=[.I48]-[.B48]" office:value-type="float" office:value="0.02208536" calcext:value-type="float">
            <text:p>0.022085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45: xy component of inertia matrix of link lwr_4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6728341" calcext:value-type="float">
            <text:p>0.067283</text:p>
          </table:table-cell>
          <table:table-cell table:style-name="ce10" table:formula="of:=[.C49]-[.B49]" office:value-type="float" office:value="0.06728341" calcext:value-type="float">
            <text:p>0.067283</text:p>
          </table:table-cell>
          <table:table-cell table:style-name="ce4" office:value-type="float" office:value="0.06728318" calcext:value-type="float">
            <text:p>0.067283</text:p>
          </table:table-cell>
          <table:table-cell table:style-name="ce10" table:formula="of:=[.E49]-[.B49]" office:value-type="float" office:value="0.06728318" calcext:value-type="float">
            <text:p>0.067283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49]-[.B49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49]-[.B49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46: xz component of inertia matrix of link lwr_4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4762498" calcext:value-type="float">
            <text:p>-0.047625</text:p>
          </table:table-cell>
          <table:table-cell table:style-name="ce10" table:formula="of:=[.C50]-[.B50]" office:value-type="float" office:value="-0.04762498" calcext:value-type="float">
            <text:p>-0.047625</text:p>
          </table:table-cell>
          <table:table-cell table:style-name="ce4" office:value-type="float" office:value="-0.04762472" calcext:value-type="float">
            <text:p>-0.047625</text:p>
          </table:table-cell>
          <table:table-cell table:style-name="ce10" table:formula="of:=[.E50]-[.B50]" office:value-type="float" office:value="-0.04762472" calcext:value-type="float">
            <text:p>-0.047625</text:p>
          </table:table-cell>
          <table:table-cell table:style-name="ce4" office:value-type="float" office:value="-0.05995664" calcext:value-type="float">
            <text:p>-0.059957</text:p>
          </table:table-cell>
          <table:table-cell table:style-name="ce10" table:formula="of:=[.G50]-[.B50]" office:value-type="float" office:value="-0.05995664" calcext:value-type="float">
            <text:p>-0.059957</text:p>
          </table:table-cell>
          <table:table-cell table:style-name="ce4" office:value-type="float" office:value="-0.05995664" calcext:value-type="float">
            <text:p>-0.059957</text:p>
          </table:table-cell>
          <table:table-cell table:style-name="ce10" table:formula="of:=[.I50]-[.B50]" office:value-type="float" office:value="-0.05995664" calcext:value-type="float">
            <text:p>-0.059957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47: yy component of inertia matrix of link lwr_4_link</text:p>
          </table:table-cell>
          <table:table-cell table:style-name="ce4" office:value-type="float" office:value="0.01728" calcext:value-type="float">
            <text:p>0.017280</text:p>
          </table:table-cell>
          <table:table-cell table:style-name="ce4" office:value-type="float" office:value="-0.20427466" calcext:value-type="float">
            <text:p>-0.204275</text:p>
          </table:table-cell>
          <table:table-cell table:style-name="ce10" table:formula="of:=[.C51]-[.B51]" office:value-type="float" office:value="-0.22155466" calcext:value-type="float">
            <text:p>-0.221555</text:p>
          </table:table-cell>
          <table:table-cell table:style-name="ce4" office:value-type="float" office:value="-0.20976662" calcext:value-type="float">
            <text:p>-0.209767</text:p>
          </table:table-cell>
          <table:table-cell table:style-name="ce10" table:formula="of:=[.E51]-[.B51]" office:value-type="float" office:value="-0.22704662" calcext:value-type="float">
            <text:p>-0.227047</text:p>
          </table:table-cell>
          <table:table-cell table:style-name="ce4" office:value-type="float" office:value="0.01728" calcext:value-type="float">
            <text:p>0.017280</text:p>
          </table:table-cell>
          <table:table-cell table:style-name="ce10" table:formula="of:=[.G51]-[.B51]" office:value-type="float" office:value="0" calcext:value-type="float">
            <text:p>0.000000</text:p>
          </table:table-cell>
          <table:table-cell table:style-name="ce4" office:value-type="float" office:value="0.01728" calcext:value-type="float">
            <text:p>0.017280</text:p>
          </table:table-cell>
          <table:table-cell table:style-name="ce10" table:formula="of:=[.I51]-[.B51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48: yz component of inertia matrix of link lwr_4_link</text:p>
          </table:table-cell>
          <table:table-cell table:style-name="ce4" office:value-type="float" office:value="0.01134" calcext:value-type="float">
            <text:p>0.011340</text:p>
          </table:table-cell>
          <table:table-cell table:style-name="ce4" office:value-type="float" office:value="0.1750523" calcext:value-type="float">
            <text:p>0.175052</text:p>
          </table:table-cell>
          <table:table-cell table:style-name="ce10" table:formula="of:=[.C52]-[.B52]" office:value-type="float" office:value="0.1637123" calcext:value-type="float">
            <text:p>0.163712</text:p>
          </table:table-cell>
          <table:table-cell table:style-name="ce4" office:value-type="float" office:value="0.17505303" calcext:value-type="float">
            <text:p>0.175053</text:p>
          </table:table-cell>
          <table:table-cell table:style-name="ce10" table:formula="of:=[.E52]-[.B52]" office:value-type="float" office:value="0.16371303" calcext:value-type="float">
            <text:p>0.163713</text:p>
          </table:table-cell>
          <table:table-cell table:style-name="ce4" office:value-type="float" office:value="0.01134" calcext:value-type="float">
            <text:p>0.011340</text:p>
          </table:table-cell>
          <table:table-cell table:style-name="ce10" table:formula="of:=[.G52]-[.B52]" office:value-type="float" office:value="0" calcext:value-type="float">
            <text:p>0.000000</text:p>
          </table:table-cell>
          <table:table-cell table:style-name="ce4" office:value-type="float" office:value="0.01134" calcext:value-type="float">
            <text:p>0.011340</text:p>
          </table:table-cell>
          <table:table-cell table:style-name="ce10" table:formula="of:=[.I52]-[.B52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49: zz component of inertia matrix of link lwr_4_link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4" office:value-type="float" office:value="0.01071902" calcext:value-type="float">
            <text:p>0.010719</text:p>
          </table:table-cell>
          <table:table-cell table:style-name="ce10" table:formula="of:=[.C53]-[.B53]" office:value-type="float" office:value="-0.01502098" calcext:value-type="float">
            <text:p>-0.015021</text:p>
          </table:table-cell>
          <table:table-cell table:style-name="ce4" office:value-type="float" office:value="-0.02797381" calcext:value-type="float">
            <text:p>-0.027974</text:p>
          </table:table-cell>
          <table:table-cell table:style-name="ce10" table:formula="of:=[.E53]-[.B53]" office:value-type="float" office:value="-0.05371381" calcext:value-type="float">
            <text:p>-0.053714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10" table:formula="of:=[.G53]-[.B53]" office:value-type="float" office:value="0" calcext:value-type="float">
            <text:p>0.000000</text:p>
          </table:table-cell>
          <table:table-cell table:style-name="ce4" office:value-type="float" office:value="0.02574" calcext:value-type="float">
            <text:p>0.025740</text:p>
          </table:table-cell>
          <table:table-cell table:style-name="ce10" table:formula="of:=[.I53]-[.B53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1" office:value-type="string" calcext:value-type="string">
            <text:p># 50: mass of link lwr_5_link <text:s text:c="10"/></text:p>
          </table:table-cell>
          <table:table-cell table:style-name="ce4" office:value-type="float" office:value="1.7" calcext:value-type="float">
            <text:p>1.700000</text:p>
          </table:table-cell>
          <table:table-cell table:style-name="ce4" office:value-type="float" office:value="0.58901218" calcext:value-type="float">
            <text:p>0.589012</text:p>
          </table:table-cell>
          <table:table-cell table:style-name="ce10" table:formula="of:=[.C54]-[.B54]" office:value-type="float" office:value="-1.11098782" calcext:value-type="float">
            <text:p>-1.110988</text:p>
          </table:table-cell>
          <table:table-cell table:style-name="ce4" office:value-type="float" office:value="1.67468346" calcext:value-type="float">
            <text:p>1.674683</text:p>
          </table:table-cell>
          <table:table-cell table:style-name="ce10" table:formula="of:=[.E54]-[.B54]" office:value-type="float" office:value="-0.0253165400000002" calcext:value-type="float">
            <text:p>-0.025317</text:p>
          </table:table-cell>
          <table:table-cell table:style-name="ce4" office:value-type="float" office:value="1.7" calcext:value-type="float">
            <text:p>1.700000</text:p>
          </table:table-cell>
          <table:table-cell table:style-name="ce10" table:formula="of:=[.G54]-[.B54]" office:value-type="float" office:value="0" calcext:value-type="float">
            <text:p>0.000000</text:p>
          </table:table-cell>
          <table:table-cell table:style-name="ce4" office:value-type="float" office:value="1.7" calcext:value-type="float">
            <text:p>1.700000</text:p>
          </table:table-cell>
          <table:table-cell table:style-name="ce10" table:formula="of:=[.I54]-[.B54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51: x component of center of mass of link lwr_5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5088449" calcext:value-type="float">
            <text:p>0.050884</text:p>
          </table:table-cell>
          <table:table-cell table:style-name="ce10" table:formula="of:=[.C55]-[.B55]" office:value-type="float" office:value="0.05088449" calcext:value-type="float">
            <text:p>0.050884</text:p>
          </table:table-cell>
          <table:table-cell table:style-name="ce4" office:value-type="float" office:value="0.05088433" calcext:value-type="float">
            <text:p>0.050884</text:p>
          </table:table-cell>
          <table:table-cell table:style-name="ce10" table:formula="of:=[.E55]-[.B55]" office:value-type="float" office:value="0.05088433" calcext:value-type="float">
            <text:p>0.050884</text:p>
          </table:table-cell>
          <table:table-cell table:style-name="ce4" office:value-type="float" office:value="0.04774523" calcext:value-type="float">
            <text:p>0.047745</text:p>
          </table:table-cell>
          <table:table-cell table:style-name="ce10" table:formula="of:=[.G55]-[.B55]" office:value-type="float" office:value="0.04774523" calcext:value-type="float">
            <text:p>0.047745</text:p>
          </table:table-cell>
          <table:table-cell table:style-name="ce4" office:value-type="float" office:value="0.04774523" calcext:value-type="float">
            <text:p>0.047745</text:p>
          </table:table-cell>
          <table:table-cell table:style-name="ce10" table:formula="of:=[.I55]-[.B55]" office:value-type="float" office:value="0.04774523" calcext:value-type="float">
            <text:p>0.047745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52: y component of center of mass of link lwr_5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1094202" calcext:value-type="float">
            <text:p>-0.010942</text:p>
          </table:table-cell>
          <table:table-cell table:style-name="ce10" table:formula="of:=[.C56]-[.B56]" office:value-type="float" office:value="-0.01094202" calcext:value-type="float">
            <text:p>-0.010942</text:p>
          </table:table-cell>
          <table:table-cell table:style-name="ce4" office:value-type="float" office:value="-0.010942" calcext:value-type="float">
            <text:p>-0.010942</text:p>
          </table:table-cell>
          <table:table-cell table:style-name="ce10" table:formula="of:=[.E56]-[.B56]" office:value-type="float" office:value="-0.010942" calcext:value-type="float">
            <text:p>-0.010942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56]-[.B56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56]-[.B56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53: z component of center of mass of link lwr_5_link</text:p>
          </table:table-cell>
          <table:table-cell table:style-name="ce4" office:value-type="float" office:value="0.2108" calcext:value-type="float">
            <text:p>0.210800</text:p>
          </table:table-cell>
          <table:table-cell table:style-name="ce4" office:value-type="float" office:value="0.34377679" calcext:value-type="float">
            <text:p>0.343777</text:p>
          </table:table-cell>
          <table:table-cell table:style-name="ce10" table:formula="of:=[.C57]-[.B57]" office:value-type="float" office:value="0.13297679" calcext:value-type="float">
            <text:p>0.132977</text:p>
          </table:table-cell>
          <table:table-cell table:style-name="ce4" office:value-type="float" office:value="0.12723999" calcext:value-type="float">
            <text:p>0.127240</text:p>
          </table:table-cell>
          <table:table-cell table:style-name="ce10" table:formula="of:=[.E57]-[.B57]" office:value-type="float" office:value="-0.08356001" calcext:value-type="float">
            <text:p>-0.083560</text:p>
          </table:table-cell>
          <table:table-cell table:style-name="ce4" office:value-type="float" office:value="0.10100494" calcext:value-type="float">
            <text:p>0.101005</text:p>
          </table:table-cell>
          <table:table-cell table:style-name="ce10" table:formula="of:=[.G57]-[.B57]" office:value-type="float" office:value="-0.10979506" calcext:value-type="float">
            <text:p>-0.109795</text:p>
          </table:table-cell>
          <table:table-cell table:style-name="ce4" office:value-type="float" office:value="0.10100494" calcext:value-type="float">
            <text:p>0.101005</text:p>
          </table:table-cell>
          <table:table-cell table:style-name="ce10" table:formula="of:=[.I57]-[.B57]" office:value-type="float" office:value="-0.10979506" calcext:value-type="float">
            <text:p>-0.109795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54: xx component of inertia matrix of link lwr_5_link</text:p>
          </table:table-cell>
          <table:table-cell table:style-name="ce4" office:value-type="float" office:value="0.0368923" calcext:value-type="float">
            <text:p>0.036892</text:p>
          </table:table-cell>
          <table:table-cell table:style-name="ce4" office:value-type="float" office:value="0.11245051" calcext:value-type="float">
            <text:p>0.112451</text:p>
          </table:table-cell>
          <table:table-cell table:style-name="ce10" table:formula="of:=[.C58]-[.B58]" office:value-type="float" office:value="0.07555821" calcext:value-type="float">
            <text:p>0.075558</text:p>
          </table:table-cell>
          <table:table-cell table:style-name="ce4" office:value-type="float" office:value="0.09681444" calcext:value-type="float">
            <text:p>0.096814</text:p>
          </table:table-cell>
          <table:table-cell table:style-name="ce10" table:formula="of:=[.E58]-[.B58]" office:value-type="float" office:value="0.05992214" calcext:value-type="float">
            <text:p>0.059922</text:p>
          </table:table-cell>
          <table:table-cell table:style-name="ce4" office:value-type="float" office:value="0.0368923" calcext:value-type="float">
            <text:p>0.036892</text:p>
          </table:table-cell>
          <table:table-cell table:style-name="ce10" table:formula="of:=[.G58]-[.B58]" office:value-type="float" office:value="0" calcext:value-type="float">
            <text:p>0.000000</text:p>
          </table:table-cell>
          <table:table-cell table:style-name="ce4" office:value-type="float" office:value="0.0368923" calcext:value-type="float">
            <text:p>0.036892</text:p>
          </table:table-cell>
          <table:table-cell table:style-name="ce10" table:formula="of:=[.I58]-[.B58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55: xy component of inertia matrix of link lwr_5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0759388" calcext:value-type="float">
            <text:p>0.007594</text:p>
          </table:table-cell>
          <table:table-cell table:style-name="ce10" table:formula="of:=[.C59]-[.B59]" office:value-type="float" office:value="0.00759388" calcext:value-type="float">
            <text:p>0.007594</text:p>
          </table:table-cell>
          <table:table-cell table:style-name="ce4" office:value-type="float" office:value="0.00759387" calcext:value-type="float">
            <text:p>0.007594</text:p>
          </table:table-cell>
          <table:table-cell table:style-name="ce10" table:formula="of:=[.E59]-[.B59]" office:value-type="float" office:value="0.00759387" calcext:value-type="float">
            <text:p>0.007594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59]-[.B59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59]-[.B59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56: xz component of inertia matrix of link lwr_5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1336316" calcext:value-type="float">
            <text:p>0.013363</text:p>
          </table:table-cell>
          <table:table-cell table:style-name="ce10" table:formula="of:=[.C60]-[.B60]" office:value-type="float" office:value="0.01336316" calcext:value-type="float">
            <text:p>0.013363</text:p>
          </table:table-cell>
          <table:table-cell table:style-name="ce4" office:value-type="float" office:value="0.01336329" calcext:value-type="float">
            <text:p>0.013363</text:p>
          </table:table-cell>
          <table:table-cell table:style-name="ce10" table:formula="of:=[.E60]-[.B60]" office:value-type="float" office:value="0.01336329" calcext:value-type="float">
            <text:p>0.013363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60]-[.B60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60]-[.B60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57: yy component of inertia matrix of link lwr_5_link</text:p>
          </table:table-cell>
          <table:table-cell table:style-name="ce4" office:value-type="float" office:value="0.0286892" calcext:value-type="float">
            <text:p>0.028689</text:p>
          </table:table-cell>
          <table:table-cell table:style-name="ce4" office:value-type="float" office:value="-0.23793754" calcext:value-type="float">
            <text:p>-0.237938</text:p>
          </table:table-cell>
          <table:table-cell table:style-name="ce10" table:formula="of:=[.C61]-[.B61]" office:value-type="float" office:value="-0.26662674" calcext:value-type="float">
            <text:p>-0.266627</text:p>
          </table:table-cell>
          <table:table-cell table:style-name="ce4" office:value-type="float" office:value="-0.26507474" calcext:value-type="float">
            <text:p>-0.265075</text:p>
          </table:table-cell>
          <table:table-cell table:style-name="ce10" table:formula="of:=[.E61]-[.B61]" office:value-type="float" office:value="-0.29376394" calcext:value-type="float">
            <text:p>-0.293764</text:p>
          </table:table-cell>
          <table:table-cell table:style-name="ce4" office:value-type="float" office:value="0.0286892" calcext:value-type="float">
            <text:p>0.028689</text:p>
          </table:table-cell>
          <table:table-cell table:style-name="ce10" table:formula="of:=[.G61]-[.B61]" office:value-type="float" office:value="0" calcext:value-type="float">
            <text:p>0.000000</text:p>
          </table:table-cell>
          <table:table-cell table:style-name="ce4" office:value-type="float" office:value="0.0286892" calcext:value-type="float">
            <text:p>0.028689</text:p>
          </table:table-cell>
          <table:table-cell table:style-name="ce10" table:formula="of:=[.I61]-[.B61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58: yz component of inertia matrix of link lwr_5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3798053" calcext:value-type="float">
            <text:p>-0.037981</text:p>
          </table:table-cell>
          <table:table-cell table:style-name="ce10" table:formula="of:=[.C62]-[.B62]" office:value-type="float" office:value="-0.03798053" calcext:value-type="float">
            <text:p>-0.037981</text:p>
          </table:table-cell>
          <table:table-cell table:style-name="ce4" office:value-type="float" office:value="-0.03798057" calcext:value-type="float">
            <text:p>-0.037981</text:p>
          </table:table-cell>
          <table:table-cell table:style-name="ce10" table:formula="of:=[.E62]-[.B62]" office:value-type="float" office:value="-0.03798057" calcext:value-type="float">
            <text:p>-0.037981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62]-[.B62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62]-[.B62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59: zz component of inertia matrix of link lwr_5_link</text:p>
          </table:table-cell>
          <table:table-cell table:style-name="ce4" office:value-type="float" office:value="0.00922307" calcext:value-type="float">
            <text:p>0.009223</text:p>
          </table:table-cell>
          <table:table-cell table:style-name="ce4" office:value-type="float" office:value="0.00610139" calcext:value-type="float">
            <text:p>0.006101</text:p>
          </table:table-cell>
          <table:table-cell table:style-name="ce10" table:formula="of:=[.C63]-[.B63]" office:value-type="float" office:value="-0.00312168" calcext:value-type="float">
            <text:p>-0.003122</text:p>
          </table:table-cell>
          <table:table-cell table:style-name="ce4" office:value-type="float" office:value="0.01760217" calcext:value-type="float">
            <text:p>0.017602</text:p>
          </table:table-cell>
          <table:table-cell table:style-name="ce10" table:formula="of:=[.E63]-[.B63]" office:value-type="float" office:value="0.0083791" calcext:value-type="float">
            <text:p>0.008379</text:p>
          </table:table-cell>
          <table:table-cell table:style-name="ce4" office:value-type="float" office:value="0.08319781" calcext:value-type="float">
            <text:p>0.083198</text:p>
          </table:table-cell>
          <table:table-cell table:style-name="ce10" table:formula="of:=[.G63]-[.B63]" office:value-type="float" office:value="0.07397474" calcext:value-type="float">
            <text:p>0.073975</text:p>
          </table:table-cell>
          <table:table-cell table:style-name="ce4" office:value-type="float" office:value="0.08319781" calcext:value-type="float">
            <text:p>0.083198</text:p>
          </table:table-cell>
          <table:table-cell table:style-name="ce10" table:formula="of:=[.I63]-[.B63]" office:value-type="float" office:value="0.07397474" calcext:value-type="float">
            <text:p>0.073975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1" office:value-type="string" calcext:value-type="string">
            <text:p># 60: mass of link lwr_6_link <text:s text:c="10"/></text:p>
          </table:table-cell>
          <table:table-cell table:style-name="ce4" office:value-type="float" office:value="1.6" calcext:value-type="float">
            <text:p>1.600000</text:p>
          </table:table-cell>
          <table:table-cell table:style-name="ce4" office:value-type="float" office:value="0.6497997" calcext:value-type="float">
            <text:p>0.649800</text:p>
          </table:table-cell>
          <table:table-cell table:style-name="ce10" table:formula="of:=[.C64]-[.B64]" office:value-type="float" office:value="-0.9502003" calcext:value-type="float">
            <text:p>-0.950200</text:p>
          </table:table-cell>
          <table:table-cell table:style-name="ce4" office:value-type="float" office:value="1.55036536" calcext:value-type="float">
            <text:p>1.550365</text:p>
          </table:table-cell>
          <table:table-cell table:style-name="ce10" table:formula="of:=[.E64]-[.B64]" office:value-type="float" office:value="-0.0496346400000001" calcext:value-type="float">
            <text:p>-0.049635</text:p>
          </table:table-cell>
          <table:table-cell table:style-name="ce4" office:value-type="float" office:value="1.6" calcext:value-type="float">
            <text:p>1.600000</text:p>
          </table:table-cell>
          <table:table-cell table:style-name="ce10" table:formula="of:=[.G64]-[.B64]" office:value-type="float" office:value="0" calcext:value-type="float">
            <text:p>0.000000</text:p>
          </table:table-cell>
          <table:table-cell table:style-name="ce4" office:value-type="float" office:value="1.6" calcext:value-type="float">
            <text:p>1.600000</text:p>
          </table:table-cell>
          <table:table-cell table:style-name="ce10" table:formula="of:=[.I64]-[.B64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61: x component of center of mass of link lwr_6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8664179" calcext:value-type="float">
            <text:p>0.086642</text:p>
          </table:table-cell>
          <table:table-cell table:style-name="ce10" table:formula="of:=[.C65]-[.B65]" office:value-type="float" office:value="0.08664179" calcext:value-type="float">
            <text:p>0.086642</text:p>
          </table:table-cell>
          <table:table-cell table:style-name="ce4" office:value-type="float" office:value="0.0866418" calcext:value-type="float">
            <text:p>0.086642</text:p>
          </table:table-cell>
          <table:table-cell table:style-name="ce10" table:formula="of:=[.E65]-[.B65]" office:value-type="float" office:value="0.0866418" calcext:value-type="float">
            <text:p>0.086642</text:p>
          </table:table-cell>
          <table:table-cell table:style-name="ce4" office:value-type="float" office:value="0.08673065" calcext:value-type="float">
            <text:p>0.086731</text:p>
          </table:table-cell>
          <table:table-cell table:style-name="ce10" table:formula="of:=[.G65]-[.B65]" office:value-type="float" office:value="0.08673065" calcext:value-type="float">
            <text:p>0.086731</text:p>
          </table:table-cell>
          <table:table-cell table:style-name="ce4" office:value-type="float" office:value="0.08673065" calcext:value-type="float">
            <text:p>0.086731</text:p>
          </table:table-cell>
          <table:table-cell table:style-name="ce10" table:formula="of:=[.I65]-[.B65]" office:value-type="float" office:value="0.08673065" calcext:value-type="float">
            <text:p>0.086731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62: y component of center of mass of link lwr_6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0372569" calcext:value-type="float">
            <text:p>-0.003726</text:p>
          </table:table-cell>
          <table:table-cell table:style-name="ce10" table:formula="of:=[.C66]-[.B66]" office:value-type="float" office:value="-0.00372569" calcext:value-type="float">
            <text:p>-0.003726</text:p>
          </table:table-cell>
          <table:table-cell table:style-name="ce4" office:value-type="float" office:value="-0.0037257" calcext:value-type="float">
            <text:p>-0.003726</text:p>
          </table:table-cell>
          <table:table-cell table:style-name="ce10" table:formula="of:=[.E66]-[.B66]" office:value-type="float" office:value="-0.0037257" calcext:value-type="float">
            <text:p>-0.003726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66]-[.B66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66]-[.B66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63: z component of center of mass of link lwr_6_link</text:p>
          </table:table-cell>
          <table:table-cell table:style-name="ce4" office:value-type="float" office:value="0.1" calcext:value-type="float">
            <text:p>0.100000</text:p>
          </table:table-cell>
          <table:table-cell table:style-name="ce4" office:value-type="float" office:value="0.01193822" calcext:value-type="float">
            <text:p>0.011938</text:p>
          </table:table-cell>
          <table:table-cell table:style-name="ce10" table:formula="of:=[.C67]-[.B67]" office:value-type="float" office:value="-0.08806178" calcext:value-type="float">
            <text:p>-0.088062</text:p>
          </table:table-cell>
          <table:table-cell table:style-name="ce4" office:value-type="float" office:value="0.08211853" calcext:value-type="float">
            <text:p>0.082119</text:p>
          </table:table-cell>
          <table:table-cell table:style-name="ce10" table:formula="of:=[.E67]-[.B67]" office:value-type="float" office:value="-0.01788147" calcext:value-type="float">
            <text:p>-0.017881</text:p>
          </table:table-cell>
          <table:table-cell table:style-name="ce4" office:value-type="float" office:value="0.1" calcext:value-type="float">
            <text:p>0.100000</text:p>
          </table:table-cell>
          <table:table-cell table:style-name="ce10" table:formula="of:=[.G67]-[.B67]" office:value-type="float" office:value="0" calcext:value-type="float">
            <text:p>0.000000</text:p>
          </table:table-cell>
          <table:table-cell table:style-name="ce4" office:value-type="float" office:value="0.1" calcext:value-type="float">
            <text:p>0.100000</text:p>
          </table:table-cell>
          <table:table-cell table:style-name="ce10" table:formula="of:=[.I67]-[.B67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64: xx component of inertia matrix of link lwr_6_link</text:p>
          </table:table-cell>
          <table:table-cell table:style-name="ce4" office:value-type="float" office:value="0.0104167" calcext:value-type="float">
            <text:p>0.010417</text:p>
          </table:table-cell>
          <table:table-cell table:style-name="ce4" office:value-type="float" office:value="-0.05247319" calcext:value-type="float">
            <text:p>-0.052473</text:p>
          </table:table-cell>
          <table:table-cell table:style-name="ce10" table:formula="of:=[.C68]-[.B68]" office:value-type="float" office:value="-0.06288989" calcext:value-type="float">
            <text:p>-0.062890</text:p>
          </table:table-cell>
          <table:table-cell table:style-name="ce4" office:value-type="float" office:value="-0.07663926" calcext:value-type="float">
            <text:p>-0.076639</text:p>
          </table:table-cell>
          <table:table-cell table:style-name="ce10" table:formula="of:=[.E68]-[.B68]" office:value-type="float" office:value="-0.08705596" calcext:value-type="float">
            <text:p>-0.087056</text:p>
          </table:table-cell>
          <table:table-cell table:style-name="ce4" office:value-type="float" office:value="0.0104167" calcext:value-type="float">
            <text:p>0.010417</text:p>
          </table:table-cell>
          <table:table-cell table:style-name="ce10" table:formula="of:=[.G68]-[.B68]" office:value-type="float" office:value="0" calcext:value-type="float">
            <text:p>0.000000</text:p>
          </table:table-cell>
          <table:table-cell table:style-name="ce4" office:value-type="float" office:value="0.0104167" calcext:value-type="float">
            <text:p>0.010417</text:p>
          </table:table-cell>
          <table:table-cell table:style-name="ce10" table:formula="of:=[.I68]-[.B68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65: xy component of inertia matrix of link lwr_6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4047411" calcext:value-type="float">
            <text:p>0.040474</text:p>
          </table:table-cell>
          <table:table-cell table:style-name="ce10" table:formula="of:=[.C69]-[.B69]" office:value-type="float" office:value="0.04047411" calcext:value-type="float">
            <text:p>0.040474</text:p>
          </table:table-cell>
          <table:table-cell table:style-name="ce4" office:value-type="float" office:value="0.04047413" calcext:value-type="float">
            <text:p>0.040474</text:p>
          </table:table-cell>
          <table:table-cell table:style-name="ce10" table:formula="of:=[.E69]-[.B69]" office:value-type="float" office:value="0.04047413" calcext:value-type="float">
            <text:p>0.040474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69]-[.B69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69]-[.B69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66: xz component of inertia matrix of link lwr_6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4748061" calcext:value-type="float">
            <text:p>0.047481</text:p>
          </table:table-cell>
          <table:table-cell table:style-name="ce10" table:formula="of:=[.C70]-[.B70]" office:value-type="float" office:value="0.04748061" calcext:value-type="float">
            <text:p>0.047481</text:p>
          </table:table-cell>
          <table:table-cell table:style-name="ce4" office:value-type="float" office:value="0.0474806" calcext:value-type="float">
            <text:p>0.047481</text:p>
          </table:table-cell>
          <table:table-cell table:style-name="ce10" table:formula="of:=[.E70]-[.B70]" office:value-type="float" office:value="0.0474806" calcext:value-type="float">
            <text:p>0.047481</text:p>
          </table:table-cell>
          <table:table-cell table:style-name="ce4" office:value-type="float" office:value="0.02962475" calcext:value-type="float">
            <text:p>0.029625</text:p>
          </table:table-cell>
          <table:table-cell table:style-name="ce10" table:formula="of:=[.G70]-[.B70]" office:value-type="float" office:value="0.02962475" calcext:value-type="float">
            <text:p>0.029625</text:p>
          </table:table-cell>
          <table:table-cell table:style-name="ce4" office:value-type="float" office:value="0.02962475" calcext:value-type="float">
            <text:p>0.029625</text:p>
          </table:table-cell>
          <table:table-cell table:style-name="ce10" table:formula="of:=[.I70]-[.B70]" office:value-type="float" office:value="0.02962475" calcext:value-type="float">
            <text:p>0.029625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67: yy component of inertia matrix of link lwr_6_link</text:p>
          </table:table-cell>
          <table:table-cell table:style-name="ce4" office:value-type="float" office:value="0.0104167" calcext:value-type="float">
            <text:p>0.010417</text:p>
          </table:table-cell>
          <table:table-cell table:style-name="ce4" office:value-type="float" office:value="0.09884504" calcext:value-type="float">
            <text:p>0.098845</text:p>
          </table:table-cell>
          <table:table-cell table:style-name="ce10" table:formula="of:=[.C71]-[.B71]" office:value-type="float" office:value="0.08842834" calcext:value-type="float">
            <text:p>0.088428</text:p>
          </table:table-cell>
          <table:table-cell table:style-name="ce4" office:value-type="float" office:value="0.08617862" calcext:value-type="float">
            <text:p>0.086179</text:p>
          </table:table-cell>
          <table:table-cell table:style-name="ce10" table:formula="of:=[.E71]-[.B71]" office:value-type="float" office:value="0.07576192" calcext:value-type="float">
            <text:p>0.075762</text:p>
          </table:table-cell>
          <table:table-cell table:style-name="ce4" office:value-type="float" office:value="0.0104167" calcext:value-type="float">
            <text:p>0.010417</text:p>
          </table:table-cell>
          <table:table-cell table:style-name="ce10" table:formula="of:=[.G71]-[.B71]" office:value-type="float" office:value="0" calcext:value-type="float">
            <text:p>0.000000</text:p>
          </table:table-cell>
          <table:table-cell table:style-name="ce4" office:value-type="float" office:value="0.0104167" calcext:value-type="float">
            <text:p>0.010417</text:p>
          </table:table-cell>
          <table:table-cell table:style-name="ce10" table:formula="of:=[.I71]-[.B71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68: yz component of inertia matrix of link lwr_6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8184176" calcext:value-type="float">
            <text:p>0.081842</text:p>
          </table:table-cell>
          <table:table-cell table:style-name="ce10" table:formula="of:=[.C72]-[.B72]" office:value-type="float" office:value="0.08184176" calcext:value-type="float">
            <text:p>0.081842</text:p>
          </table:table-cell>
          <table:table-cell table:style-name="ce4" office:value-type="float" office:value="0.08184108" calcext:value-type="float">
            <text:p>0.081841</text:p>
          </table:table-cell>
          <table:table-cell table:style-name="ce10" table:formula="of:=[.E72]-[.B72]" office:value-type="float" office:value="0.08184108" calcext:value-type="float">
            <text:p>0.081841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72]-[.B72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72]-[.B72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69: zz component of inertia matrix of link lwr_6_link</text:p>
          </table:table-cell>
          <table:table-cell table:style-name="ce4" office:value-type="float" office:value="0.00416667" calcext:value-type="float">
            <text:p>0.004167</text:p>
          </table:table-cell>
          <table:table-cell table:style-name="ce4" office:value-type="float" office:value="0.17102505" calcext:value-type="float">
            <text:p>0.171025</text:p>
          </table:table-cell>
          <table:table-cell table:style-name="ce10" table:formula="of:=[.C73]-[.B73]" office:value-type="float" office:value="0.16685838" calcext:value-type="float">
            <text:p>0.166858</text:p>
          </table:table-cell>
          <table:table-cell table:style-name="ce4" office:value-type="float" office:value="0.15952389" calcext:value-type="float">
            <text:p>0.159524</text:p>
          </table:table-cell>
          <table:table-cell table:style-name="ce10" table:formula="of:=[.E73]-[.B73]" office:value-type="float" office:value="0.15535722" calcext:value-type="float">
            <text:p>0.155357</text:p>
          </table:table-cell>
          <table:table-cell table:style-name="ce4" office:value-type="float" office:value="0.00416667" calcext:value-type="float">
            <text:p>0.004167</text:p>
          </table:table-cell>
          <table:table-cell table:style-name="ce10" table:formula="of:=[.G73]-[.B73]" office:value-type="float" office:value="0" calcext:value-type="float">
            <text:p>0.000000</text:p>
          </table:table-cell>
          <table:table-cell table:style-name="ce4" office:value-type="float" office:value="0.00416667" calcext:value-type="float">
            <text:p>0.004167</text:p>
          </table:table-cell>
          <table:table-cell table:style-name="ce10" table:formula="of:=[.I73]-[.B73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1" office:value-type="string" calcext:value-type="string">
            <text:p># 70: mass of link lwr_7_link <text:s text:c="10"/></text:p>
          </table:table-cell>
          <table:table-cell table:style-name="ce4" office:value-type="float" office:value="0.3" calcext:value-type="float">
            <text:p>0.300000</text:p>
          </table:table-cell>
          <table:table-cell table:style-name="ce4" office:value-type="float" office:value="0.65101301" calcext:value-type="float">
            <text:p>0.651013</text:p>
          </table:table-cell>
          <table:table-cell table:style-name="ce10" table:formula="of:=[.C74]-[.B74]" office:value-type="float" office:value="0.35101301" calcext:value-type="float">
            <text:p>0.351013</text:p>
          </table:table-cell>
          <table:table-cell table:style-name="ce4" office:value-type="float" office:value="0.24890189" calcext:value-type="float">
            <text:p>0.248902</text:p>
          </table:table-cell>
          <table:table-cell table:style-name="ce10" table:formula="of:=[.E74]-[.B74]" office:value-type="float" office:value="-0.05109811" calcext:value-type="float">
            <text:p>-0.051098</text:p>
          </table:table-cell>
          <table:table-cell table:style-name="ce4" office:value-type="float" office:value="0.3" calcext:value-type="float">
            <text:p>0.300000</text:p>
          </table:table-cell>
          <table:table-cell table:style-name="ce10" table:formula="of:=[.G74]-[.B74]" office:value-type="float" office:value="0" calcext:value-type="float">
            <text:p>0.000000</text:p>
          </table:table-cell>
          <table:table-cell table:style-name="ce4" office:value-type="float" office:value="0.3" calcext:value-type="float">
            <text:p>0.300000</text:p>
          </table:table-cell>
          <table:table-cell table:style-name="ce10" table:formula="of:=[.I74]-[.B74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71: x component of center of mass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498471" calcext:value-type="float">
            <text:p>-0.049847</text:p>
          </table:table-cell>
          <table:table-cell table:style-name="ce10" table:formula="of:=[.C75]-[.B75]" office:value-type="float" office:value="-0.0498471" calcext:value-type="float">
            <text:p>-0.049847</text:p>
          </table:table-cell>
          <table:table-cell table:style-name="ce4" office:value-type="float" office:value="-0.0498471" calcext:value-type="float">
            <text:p>-0.049847</text:p>
          </table:table-cell>
          <table:table-cell table:style-name="ce10" table:formula="of:=[.E75]-[.B75]" office:value-type="float" office:value="-0.0498471" calcext:value-type="float">
            <text:p>-0.049847</text:p>
          </table:table-cell>
          <table:table-cell table:style-name="ce4" office:value-type="float" office:value="-0.04910214" calcext:value-type="float">
            <text:p>-0.049102</text:p>
          </table:table-cell>
          <table:table-cell table:style-name="ce10" table:formula="of:=[.G75]-[.B75]" office:value-type="float" office:value="-0.04910214" calcext:value-type="float">
            <text:p>-0.049102</text:p>
          </table:table-cell>
          <table:table-cell table:style-name="ce4" office:value-type="float" office:value="-0.04910214" calcext:value-type="float">
            <text:p>-0.049102</text:p>
          </table:table-cell>
          <table:table-cell table:style-name="ce10" table:formula="of:=[.I75]-[.B75]" office:value-type="float" office:value="-0.04910214" calcext:value-type="float">
            <text:p>-0.049102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72: y component of center of mass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2269279" calcext:value-type="float">
            <text:p>-0.022693</text:p>
          </table:table-cell>
          <table:table-cell table:style-name="ce10" table:formula="of:=[.C76]-[.B76]" office:value-type="float" office:value="-0.02269279" calcext:value-type="float">
            <text:p>-0.022693</text:p>
          </table:table-cell>
          <table:table-cell table:style-name="ce4" office:value-type="float" office:value="-0.02269279" calcext:value-type="float">
            <text:p>-0.022693</text:p>
          </table:table-cell>
          <table:table-cell table:style-name="ce10" table:formula="of:=[.E76]-[.B76]" office:value-type="float" office:value="-0.02269279" calcext:value-type="float">
            <text:p>-0.022693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76]-[.B76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76]-[.B76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73: z component of center of mass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1917231" calcext:value-type="float">
            <text:p>0.019172</text:p>
          </table:table-cell>
          <table:table-cell table:style-name="ce10" table:formula="of:=[.C77]-[.B77]" office:value-type="float" office:value="0.01917231" calcext:value-type="float">
            <text:p>0.019172</text:p>
          </table:table-cell>
          <table:table-cell table:style-name="ce4" office:value-type="float" office:value="-0.01964334" calcext:value-type="float">
            <text:p>-0.019643</text:p>
          </table:table-cell>
          <table:table-cell table:style-name="ce10" table:formula="of:=[.E77]-[.B77]" office:value-type="float" office:value="-0.01964334" calcext:value-type="float">
            <text:p>-0.019643</text:p>
          </table:table-cell>
          <table:table-cell table:style-name="ce4" office:value-type="float" office:value="-0.06662413" calcext:value-type="float">
            <text:p>-0.066624</text:p>
          </table:table-cell>
          <table:table-cell table:style-name="ce10" table:formula="of:=[.G77]-[.B77]" office:value-type="float" office:value="-0.06662413" calcext:value-type="float">
            <text:p>-0.066624</text:p>
          </table:table-cell>
          <table:table-cell table:style-name="ce4" office:value-type="float" office:value="-0.06662413" calcext:value-type="float">
            <text:p>-0.066624</text:p>
          </table:table-cell>
          <table:table-cell table:style-name="ce10" table:formula="of:=[.I77]-[.B77]" office:value-type="float" office:value="-0.06662413" calcext:value-type="float">
            <text:p>-0.066624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74: xx component of inertia matrix of link lwr_7_link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4" office:value-type="float" office:value="0.05162783" calcext:value-type="float">
            <text:p>0.051628</text:p>
          </table:table-cell>
          <table:table-cell table:style-name="ce10" table:formula="of:=[.C78]-[.B78]" office:value-type="float" office:value="0.00162783" calcext:value-type="float">
            <text:p>0.001628</text:p>
          </table:table-cell>
          <table:table-cell table:style-name="ce4" office:value-type="float" office:value="0.07279485" calcext:value-type="float">
            <text:p>0.072795</text:p>
          </table:table-cell>
          <table:table-cell table:style-name="ce10" table:formula="of:=[.E78]-[.B78]" office:value-type="float" office:value="0.02279485" calcext:value-type="float">
            <text:p>0.022795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10" table:formula="of:=[.G78]-[.B78]" office:value-type="float" office:value="0" calcext:value-type="float">
            <text:p>0.000000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10" table:formula="of:=[.I78]-[.B78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75: xy component of inertia matrix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0.00543931" calcext:value-type="float">
            <text:p>0.005439</text:p>
          </table:table-cell>
          <table:table-cell table:style-name="ce10" table:formula="of:=[.C79]-[.B79]" office:value-type="float" office:value="0.00543931" calcext:value-type="float">
            <text:p>0.005439</text:p>
          </table:table-cell>
          <table:table-cell table:style-name="ce4" office:value-type="float" office:value="0.00543907" calcext:value-type="float">
            <text:p>0.005439</text:p>
          </table:table-cell>
          <table:table-cell table:style-name="ce10" table:formula="of:=[.E79]-[.B79]" office:value-type="float" office:value="0.00543907" calcext:value-type="float">
            <text:p>0.005439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79]-[.B79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79]-[.B79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76: xz component of inertia matrix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4015293" calcext:value-type="float">
            <text:p>-0.040153</text:p>
          </table:table-cell>
          <table:table-cell table:style-name="ce10" table:formula="of:=[.C80]-[.B80]" office:value-type="float" office:value="-0.04015293" calcext:value-type="float">
            <text:p>-0.040153</text:p>
          </table:table-cell>
          <table:table-cell table:style-name="ce4" office:value-type="float" office:value="-0.04015304" calcext:value-type="float">
            <text:p>-0.040153</text:p>
          </table:table-cell>
          <table:table-cell table:style-name="ce10" table:formula="of:=[.E80]-[.B80]" office:value-type="float" office:value="-0.04015304" calcext:value-type="float">
            <text:p>-0.040153</text:p>
          </table:table-cell>
          <table:table-cell table:style-name="ce4" office:value-type="float" office:value="-0.03876749" calcext:value-type="float">
            <text:p>-0.038767</text:p>
          </table:table-cell>
          <table:table-cell table:style-name="ce10" table:formula="of:=[.G80]-[.B80]" office:value-type="float" office:value="-0.03876749" calcext:value-type="float">
            <text:p>-0.038767</text:p>
          </table:table-cell>
          <table:table-cell table:style-name="ce4" office:value-type="float" office:value="-0.03876749" calcext:value-type="float">
            <text:p>-0.038767</text:p>
          </table:table-cell>
          <table:table-cell table:style-name="ce10" table:formula="of:=[.I80]-[.B80]" office:value-type="float" office:value="-0.03876749" calcext:value-type="float">
            <text:p>-0.038767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77: yy component of inertia matrix of link lwr_7_link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4" office:value-type="float" office:value="-0.0052562" calcext:value-type="float">
            <text:p>-0.005256</text:p>
          </table:table-cell>
          <table:table-cell table:style-name="ce10" table:formula="of:=[.C81]-[.B81]" office:value-type="float" office:value="-0.0552562" calcext:value-type="float">
            <text:p>-0.055256</text:p>
          </table:table-cell>
          <table:table-cell table:style-name="ce4" office:value-type="float" office:value="0.01591088" calcext:value-type="float">
            <text:p>0.015911</text:p>
          </table:table-cell>
          <table:table-cell table:style-name="ce10" table:formula="of:=[.E81]-[.B81]" office:value-type="float" office:value="-0.03408912" calcext:value-type="float">
            <text:p>-0.034089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10" table:formula="of:=[.G81]-[.B81]" office:value-type="float" office:value="0" calcext:value-type="float">
            <text:p>0.000000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10" table:formula="of:=[.I81]-[.B81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78: yz component of inertia matrix of link lwr_7_link</text:p>
          </table:table-cell>
          <table:table-cell table:style-name="ce4" office:value-type="float" office:value="0" calcext:value-type="float">
            <text:p>0.000000</text:p>
          </table:table-cell>
          <table:table-cell table:style-name="ce4" office:value-type="float" office:value="-0.0421391" calcext:value-type="float">
            <text:p>-0.042139</text:p>
          </table:table-cell>
          <table:table-cell table:style-name="ce10" table:formula="of:=[.C82]-[.B82]" office:value-type="float" office:value="-0.0421391" calcext:value-type="float">
            <text:p>-0.042139</text:p>
          </table:table-cell>
          <table:table-cell table:style-name="ce4" office:value-type="float" office:value="-0.04213916" calcext:value-type="float">
            <text:p>-0.042139</text:p>
          </table:table-cell>
          <table:table-cell table:style-name="ce10" table:formula="of:=[.E82]-[.B82]" office:value-type="float" office:value="-0.04213916" calcext:value-type="float">
            <text:p>-0.042139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G82]-[.B82]" office:value-type="float" office:value="0" calcext:value-type="float">
            <text:p>0.000000</text:p>
          </table:table-cell>
          <table:table-cell table:style-name="ce4" office:value-type="float" office:value="0" calcext:value-type="float">
            <text:p>0.000000</text:p>
          </table:table-cell>
          <table:table-cell table:style-name="ce10" table:formula="of:=[.I82]-[.B82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string" calcext:value-type="string">
            <text:p># 79: zz component of inertia matrix of link lwr_7_link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4" office:value-type="float" office:value="-0.05712504" calcext:value-type="float">
            <text:p>-0.057125</text:p>
          </table:table-cell>
          <table:table-cell table:style-name="ce10" table:formula="of:=[.C83]-[.B83]" office:value-type="float" office:value="-0.10712504" calcext:value-type="float">
            <text:p>-0.107125</text:p>
          </table:table-cell>
          <table:table-cell table:style-name="ce4" office:value-type="float" office:value="-0.05712512" calcext:value-type="float">
            <text:p>-0.057125</text:p>
          </table:table-cell>
          <table:table-cell table:style-name="ce10" table:formula="of:=[.E83]-[.B83]" office:value-type="float" office:value="-0.10712512" calcext:value-type="float">
            <text:p>-0.107125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10" table:formula="of:=[.G83]-[.B83]" office:value-type="float" office:value="0" calcext:value-type="float">
            <text:p>0.000000</text:p>
          </table:table-cell>
          <table:table-cell table:style-name="ce4" office:value-type="float" office:value="0.05" calcext:value-type="float">
            <text:p>0.050000</text:p>
          </table:table-cell>
          <table:table-cell table:style-name="ce10" table:formula="of:=[.I83]-[.B83]" office:value-type="float" office:value="0" calcext:value-type="float">
            <text:p>0.000000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 table:number-rows-repeated="10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/>
          <table:table-cell table:style-name="ce3" table:number-columns-spanned="5" table:number-rows-spanned="1"/>
          <table:covered-table-cell table:number-columns-repeated="2" table:style-name="Default"/>
          <table:covered-table-cell table:number-columns-repeated="2" table:style-name="ce13"/>
          <table:table-cell/>
          <table:table-cell table:style-name="Default"/>
          <table:table-cell table:style-name="ce14" table:number-columns-spanned="2" table:number-rows-spanned="1"/>
          <table:covered-table-cell table:style-name="Default"/>
          <table:table-cell table:style-name="Default"/>
          <table:table-cell table:number-columns-repeated="3"/>
        </table:table-row>
        <table:table-row table:style-name="ro3">
          <table:table-cell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11">
          <table:table-cell table:number-columns-repeated="12"/>
          <table:table-cell table:style-name="ce11"/>
          <table:table-cell/>
        </table:table-row>
        <table:table-row table:style-name="ro3">
          <table:table-cell table:number-columns-repeated="3"/>
          <table:table-cell table:style-name="ce12"/>
          <table:table-cell table:number-columns-repeated="8"/>
          <table:table-cell table:style-name="ce11"/>
          <table:table-cell/>
        </table:table-row>
        <table:table-row table:style-name="ro3" table:number-rows-repeated="78">
          <table:table-cell table:number-columns-repeated="12"/>
          <table:table-cell table:style-name="ce11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ce8"/>
          <table:table-cell table:style-name="Default"/>
          <table:table-cell table:style-name="ce8"/>
          <table:table-cell table:style-name="Default"/>
          <table:table-cell/>
          <table:table-cell table:style-name="Default"/>
          <table:table-cell table:style-name="ce8"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J4:Sheet1.J17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4" number:min-integer-digits="1"/>
    </number:number-style>
    <number:number-style style:name="N124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0:36:40.565945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3:43.180953230</meta:creation-date>
    <dc:date>2016-04-29T11:25:09.683512403</dc:date>
    <meta:editing-duration>P2DT3H29M47S</meta:editing-duration>
    <meta:editing-cycles>61</meta:editing-cycles>
    <meta:generator>LibreOffice/4.2.8.2$Linux_X86_64 LibreOffice_project/420m0$Build-2</meta:generator>
    <meta:document-statistic meta:table-count="1" meta:cell-count="810" meta:object-count="0"/>
  </office:meta>
</office:document-meta>
</file>